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 CYR" svg:font-family="'Arial CYR'" style:font-pitch="variable"/>
    <style:font-face style:name="Arial CYR1" svg:font-family="'Arial CYR'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1" svg:font-family="Arial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2cm" svg:stroke-color="#000000" svg:stroke-opacity="100%" draw:stroke-linejoin="round" svg:stroke-linecap="round" draw:fill="none" fo:padding-top="0.146cm" fo:padding-bottom="0.146cm" fo:padding-left="0.271cm" fo:padding-right="0.271cm"/>
    </style:style>
    <style:style style:name="gr2" style:family="graphic" style:parent-style-name="standard">
      <style:graphic-properties draw:stroke="none" draw:fill="none" draw:textarea-vertical-align="middle" fo:min-height="0.473cm" fo:min-width="2.54cm" fo:padding-top="0.141cm" fo:padding-bottom="0.141cm" fo:padding-left="0.141cm" fo:padding-right="0.141cm"/>
      <style:paragraph-properties style:writing-mode="lr-tb"/>
    </style:style>
    <style:style style:name="gr3" style:family="graphic" style:parent-style-name="standard">
      <style:graphic-properties draw:stroke="none" draw:fill="none" draw:textarea-vertical-align="middle" fo:min-height="0.569cm" fo:min-width="2.54cm" fo:padding-top="0.141cm" fo:padding-bottom="0.141cm" fo:padding-left="0.141cm" fo:padding-right="0.141cm"/>
      <style:paragraph-properties style:writing-mode="lr-tb"/>
    </style:style>
    <style:style style:name="gr4" style:family="graphic" style:parent-style-name="standard">
      <style:graphic-properties draw:stroke="solid" svg:stroke-width="0.076cm" svg:stroke-color="#ffffff" svg:stroke-opacity="100%" draw:stroke-linejoin="round" svg:stroke-linecap="round" draw:fill="none" fo:padding-top="0.163cm" fo:padding-bottom="0.163cm" fo:padding-left="0.288cm" fo:padding-right="0.288cm"/>
    </style:style>
    <style:style style:name="gr5" style:family="graphic" style:parent-style-name="standard">
      <style:graphic-properties draw:stroke="none" draw:fill="none" draw:textarea-vertical-align="middle" fo:min-height="2.03cm" fo:min-width="2.54cm" fo:padding-top="0.035cm" fo:padding-bottom="0.035cm" fo:padding-left="0.035cm" fo:padding-right="0.035cm"/>
      <style:paragraph-properties style:writing-mode="lr-tb"/>
    </style:style>
    <style:style style:name="gr6" style:family="graphic" style:parent-style-name="standard">
      <style:graphic-properties draw:stroke="none" draw:fill="none" draw:textarea-vertical-align="middle" fo:min-height="0.763cm" fo:min-width="2.54cm" fo:padding-top="0.141cm" fo:padding-bottom="0.141cm" fo:padding-left="0.141cm" fo:padding-right="0.141cm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fo:min-height="0.945cm" fo:min-width="2.54cm" fo:padding-top="0.141cm" fo:padding-bottom="0.141cm" fo:padding-left="0.141cm" fo:padding-right="0.141cm"/>
      <style:paragraph-properties style:writing-mode="lr-tb"/>
    </style:style>
    <style:style style:name="gr8" style:family="graphic" style:parent-style-name="standard">
      <style:graphic-properties draw:stroke="none" draw:fill="none" draw:textarea-vertical-align="middle" fo:min-height="1.218cm" fo:min-width="2.54cm" fo:padding-top="0.141cm" fo:padding-bottom="0.141cm" fo:padding-left="0.141cm" fo:padding-right="0.141cm"/>
      <style:paragraph-properties style:writing-mode="lr-tb"/>
    </style:style>
    <style:style style:name="gr9" style:family="graphic" style:parent-style-name="standard">
      <style:graphic-properties draw:stroke="none" draw:fill="none" draw:textarea-vertical-align="middle" fo:min-height="0.855cm" fo:min-width="2.54cm" fo:padding-top="0.141cm" fo:padding-bottom="0.141cm" fo:padding-left="0.141cm" fo:padding-right="0.141cm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319cm" fo:min-width="4.369cm"/>
      <style:paragraph-properties style:writing-mode="lr-tb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1.973cm" fo:min-width="4.897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1.973cm" fo:min-width="3.627cm"/>
      <style:paragraph-properties style:writing-mode="lr-tb"/>
    </style:style>
    <style:style style:name="gr13" style:family="graphic" style:parent-style-name="objectwithoutfill">
      <style:graphic-properties svg:stroke-color="#000000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3.651cm"/>
      <style:paragraph-properties style:writing-mode="lr-tb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0.862cm" fo:min-width="2.199cm"/>
      <style:paragraph-properties style:writing-mode="lr-tb"/>
    </style:style>
    <style:style style:name="gr16" style:family="graphic" style:parent-style-name="objectwithoutfill">
      <style:graphic-properties svg:stroke-color="#000000" draw:marker-end="Стили_20_стрелок_20_136" draw:marker-end-width="0.3cm" draw:fill="none" draw:textarea-vertical-align="middle"/>
    </style:style>
    <style:style style:name="gr17" style:family="graphic" style:parent-style-name="objectwithoutfill">
      <style:graphic-properties svg:stroke-color="#000000" draw:marker-end="Стили_20_стрелок_20_137" draw:marker-end-width="0.3cm" draw:fill="none" draw:textarea-vertical-align="middle"/>
    </style:style>
    <style:style style:name="gr18" style:family="graphic" style:parent-style-name="objectwithoutfill">
      <style:graphic-properties svg:stroke-color="#000000" draw:marker-end="Стили_20_стрелок_20_138" draw:marker-end-width="0.3cm" draw:fill="none" draw:textarea-vertical-align="middle"/>
    </style:style>
    <style:style style:name="gr19" style:family="graphic" style:parent-style-name="objectwithoutfill">
      <style:graphic-properties svg:stroke-color="#000000" draw:marker-end="Стили_20_стрелок_20_139" draw:marker-end-width="0.3cm" draw:fill="none" draw:textarea-vertical-align="middle"/>
    </style:style>
    <style:style style:name="gr20" style:family="graphic" style:parent-style-name="objectwithoutfill">
      <style:graphic-properties svg:stroke-color="#000000" draw:marker-end="Стили_20_стрелок_20_141" draw:marker-end-width="0.3cm" draw:fill="none" draw:textarea-vertical-align="middle"/>
    </style:style>
    <style:style style:name="gr21" style:family="graphic" style:parent-style-name="objectwithoutfill">
      <style:graphic-properties svg:stroke-color="#000000" draw:marker-end="Стили_20_стрелок_20_142" draw:marker-end-width="0.3cm" draw:fill="none" draw:textarea-vertical-align="middle"/>
    </style:style>
    <style:style style:name="gr22" style:family="graphic" style:parent-style-name="objectwithoutfill">
      <style:graphic-properties svg:stroke-color="#000000" draw:marker-end="Стили_20_стрелок_20_143" draw:marker-end-width="0.3cm" draw:fill="none" draw:textarea-vertical-align="middle"/>
    </style:style>
    <style:style style:name="gr23" style:family="graphic" style:parent-style-name="objectwithoutfill">
      <style:graphic-properties svg:stroke-color="#000000" draw:marker-end="Стили_20_стрелок_20_144" draw:marker-end-width="0.3cm" draw:fill="none" draw:textarea-vertical-align="middle"/>
    </style:style>
    <style:style style:name="gr24" style:family="graphic" style:parent-style-name="objectwithoutfill">
      <style:graphic-properties svg:stroke-color="#000000" draw:marker-end="Стили_20_стрелок_20_146" draw:marker-end-width="0.3cm" draw:fill="none" draw:textarea-vertical-align="middle"/>
    </style:style>
    <style:style style:name="gr25" style:family="graphic" style:parent-style-name="objectwithoutfill">
      <style:graphic-properties svg:stroke-color="#000000" draw:marker-end="Стили_20_стрелок_20_147" draw:marker-end-width="0.3cm" draw:fill="none" draw:textarea-vertical-align="middle"/>
    </style:style>
    <style:style style:name="gr26" style:family="graphic" style:parent-style-name="objectwithoutfill">
      <style:graphic-properties svg:stroke-color="#000000" draw:marker-end="Стили_20_стрелок_20_148" draw:marker-end-width="0.3cm" draw:fill="none" draw:textarea-vertical-align="middle"/>
    </style:style>
    <style:style style:name="gr27" style:family="graphic" style:parent-style-name="objectwithoutfill">
      <style:graphic-properties svg:stroke-color="#000000" draw:marker-end="Стили_20_стрелок_20_149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97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501cm"/>
      <style:paragraph-properties style:writing-mode="lr-tb"/>
    </style:style>
    <style:style style:name="gr31" style:family="graphic" style:parent-style-name="objectwithoutfill">
      <style:graphic-properties svg:stroke-color="#000000" draw:marker-end="Стили_20_стрелок_20_150" draw:marker-end-width="0.3cm" draw:fill="none" draw:textarea-vertical-align="middle"/>
    </style:style>
    <style:style style:name="gr32" style:family="graphic" style:parent-style-name="standard">
      <style:graphic-properties svg:stroke-color="#000000" draw:fill="none" draw:textarea-horizontal-align="justify" draw:textarea-vertical-align="middle" draw:auto-grow-height="false" fo:min-height="1.973cm" fo:min-width="4.897cm"/>
      <style:paragraph-properties style:writing-mode="lr-tb"/>
    </style:style>
    <style:style style:name="gr33" style:family="graphic" style:parent-style-name="objectwithoutfill">
      <style:graphic-properties svg:stroke-color="#000000" draw:marker-end="Стили_20_стрелок_20_151" draw:marker-end-width="0.3cm" draw:fill="none" draw:textarea-vertical-align="middle"/>
    </style:style>
    <style:style style:name="gr34" style:family="graphic" style:parent-style-name="objectwithoutfill">
      <style:graphic-properties svg:stroke-color="#000000" draw:marker-end="Стили_20_стрелок_20_152" draw:marker-end-width="0.3cm" draw:fill="none" draw:textarea-vertical-align="middle"/>
    </style:style>
    <style:style style:name="gr35" style:family="graphic" style:parent-style-name="objectwithoutfill">
      <style:graphic-properties svg:stroke-color="#000000" draw:marker-end="Стили_20_стрелок_20_153" draw:marker-end-width="0.3cm" draw:fill="none" draw:textarea-vertical-align="middle"/>
    </style:style>
    <style:style style:name="gr36" style:family="graphic" style:parent-style-name="objectwithoutfill">
      <style:graphic-properties svg:stroke-color="#000000" draw:marker-end="Стили_20_стрелок_20_154" draw:marker-end-width="0.3cm" draw:fill="none" draw:textarea-vertical-align="middle"/>
    </style:style>
    <style:style style:name="gr37" style:family="graphic" style:parent-style-name="objectwithoutfill">
      <style:graphic-properties svg:stroke-color="#000000" draw:marker-end="Стили_20_стрелок_20_155" draw:marker-end-width="0.3cm" draw:fill="none" draw:textarea-vertical-align="middle"/>
    </style:style>
    <style:style style:name="gr38" style:family="graphic" style:parent-style-name="objectwithoutfill">
      <style:graphic-properties svg:stroke-color="#000000" draw:marker-end="Стили_20_стрелок_20_156" draw:marker-end-width="0.3cm" draw:fill="none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442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624cm"/>
      <style:paragraph-properties style:writing-mode="lr-tb"/>
    </style:style>
    <style:style style:name="gr41" style:family="graphic" style:parent-style-name="standard">
      <style:graphic-properties svg:stroke-color="#000000" draw:fill="none" draw:textarea-horizontal-align="justify" draw:textarea-vertical-align="middle" draw:auto-grow-height="false" fo:min-height="1.151cm" fo:min-width="2.899cm"/>
      <style:paragraph-properties style:writing-mode="lr-tb"/>
    </style:style>
    <style:style style:name="gr42" style:family="graphic" style:parent-style-name="objectwithoutfill">
      <style:graphic-properties svg:stroke-color="#000000" draw:marker-end="Стили_20_стрелок_20_157" draw:marker-end-width="0.3cm" draw:fill="none" draw:textarea-vertical-align="middle"/>
    </style:style>
    <style:style style:name="gr43" style:family="graphic" style:parent-style-name="objectwithoutfill">
      <style:graphic-properties svg:stroke-color="#000000" draw:marker-end="Стили_20_стрелок_20_158" draw:marker-end-width="0.3cm" draw:fill="none" draw:textarea-vertical-align="middle"/>
    </style:style>
    <style:style style:name="gr44" style:family="graphic" style:parent-style-name="objectwithoutfill">
      <style:graphic-properties svg:stroke-color="#000000" draw:marker-end="Стили_20_стрелок_20_159" draw:marker-end-width="0.3cm" draw:fill="none" draw:textarea-vertical-align="middle"/>
    </style:style>
    <style:style style:name="gr45" style:family="graphic" style:parent-style-name="objectwithoutfill">
      <style:graphic-properties svg:stroke-color="#000000" draw:marker-end="Стили_20_стрелок_20_160" draw:marker-end-width="0.3cm" draw:fill="none" draw:textarea-vertical-align="middle"/>
    </style:style>
    <style:style style:name="gr46" style:family="graphic" style:parent-style-name="objectwithoutfill">
      <style:graphic-properties svg:stroke-color="#000000" draw:marker-end="Стили_20_стрелок_20_161" draw:marker-end-width="0.3cm" draw:fill="none" draw:textarea-vertical-align="middle"/>
    </style:style>
    <style:style style:name="gr47" style:family="graphic" style:parent-style-name="objectwithoutfill">
      <style:graphic-properties svg:stroke-color="#000000" draw:marker-end="Стили_20_стрелок_20_162" draw:marker-end-width="0.3cm" draw:fill="none" draw:textarea-vertical-align="middle"/>
    </style:style>
    <style:style style:name="gr48" style:family="graphic" style:parent-style-name="objectwithoutfill">
      <style:graphic-properties svg:stroke-color="#000000" draw:marker-end="Стили_20_стрелок_20_163" draw:marker-end-width="0.3cm" draw:fill="none" draw:textarea-vertical-align="middle"/>
    </style:style>
    <style:style style:name="gr49" style:family="graphic" style:parent-style-name="objectwithoutfill">
      <style:graphic-properties svg:stroke-color="#000000" draw:marker-end="Стили_20_стрелок_20_165" draw:marker-end-width="0.3cm" draw:fill="none" draw:textarea-vertical-align="middle"/>
    </style:style>
    <style:style style:name="gr50" style:family="graphic" style:parent-style-name="objectwithoutfill">
      <style:graphic-properties svg:stroke-color="#000000" draw:marker-end="Стили_20_стрелок_20_166" draw:marker-end-width="0.3cm" draw:fill="none" draw:textarea-vertical-align="middle"/>
    </style:style>
    <style:style style:name="gr51" style:family="graphic" style:parent-style-name="objectwithoutfill">
      <style:graphic-properties svg:stroke-color="#000000" draw:marker-end="Стили_20_стрелок_20_167" draw:marker-end-width="0.3cm" draw:fill="none" draw:textarea-vertical-align="middle"/>
    </style:style>
    <style:style style:name="gr52" style:family="graphic" style:parent-style-name="objectwithoutfill">
      <style:graphic-properties svg:stroke-color="#000000" draw:marker-end="Стили_20_стрелок_20_168" draw:marker-end-width="0.3cm" draw:fill="none" draw:textarea-vertical-align="middle"/>
    </style:style>
    <style:style style:name="gr53" style:family="graphic" style:parent-style-name="objectwithoutfill">
      <style:graphic-properties svg:stroke-color="#000000" draw:marker-end="Стили_20_стрелок_20_169" draw:marker-end-width="0.3cm" draw:fill="none" draw:textarea-vertical-align="middle"/>
    </style:style>
    <style:style style:name="gr54" style:family="graphic" style:parent-style-name="objectwithoutfill">
      <style:graphic-properties svg:stroke-color="#000000" draw:marker-end="Стили_20_стрелок_20_170" draw:marker-end-width="0.3cm" draw:fill="none" draw:textarea-vertical-align="middle"/>
    </style:style>
    <style:style style:name="gr55" style:family="graphic" style:parent-style-name="objectwithoutfill">
      <style:graphic-properties svg:stroke-color="#000000" draw:marker-end="Стили_20_стрелок_20_171" draw:marker-end-width="0.3cm" draw:fill="none" draw:textarea-vertical-align="middle"/>
    </style:style>
    <style:style style:name="gr56" style:family="graphic" style:parent-style-name="objectwithoutfill">
      <style:graphic-properties svg:stroke-color="#000000" draw:marker-end="Стили_20_стрелок_20_172" draw:marker-end-width="0.3cm" draw:fill="none" draw:textarea-vertical-align="middle"/>
    </style:style>
    <style:style style:name="gr57" style:family="graphic" style:parent-style-name="objectwithoutfill">
      <style:graphic-properties svg:stroke-color="#000000" draw:marker-end="Стили_20_стрелок_20_173" draw:marker-end-width="0.3cm" draw:fill="none" draw:textarea-vertical-align="middl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915cm"/>
      <style:paragraph-properties style:writing-mode="lr-tb"/>
    </style:style>
    <style:style style:name="gr59" style:family="graphic" style:parent-style-name="objectwithoutfill">
      <style:graphic-properties svg:stroke-color="#000000" draw:marker-end="Стили_20_стрелок_20_174" draw:marker-end-width="0.3cm" draw:fill="none" draw:textarea-vertical-align="middle"/>
    </style:style>
    <style:style style:name="gr60" style:family="graphic" style:parent-style-name="objectwithoutfill">
      <style:graphic-properties svg:stroke-color="#000000" draw:marker-end="Стили_20_стрелок_20_176" draw:marker-end-width="0.3cm" draw:fill="none" draw:textarea-vertical-align="middle"/>
    </style:style>
    <style:style style:name="gr61" style:family="graphic" style:parent-style-name="objectwithoutfill">
      <style:graphic-properties svg:stroke-color="#000000" draw:marker-end="Стили_20_стрелок_20_177" draw:marker-end-width="0.3cm" draw:fill="none" draw:textarea-vertical-align="middle"/>
    </style:style>
    <style:style style:name="gr62" style:family="graphic" style:parent-style-name="objectwithoutfill">
      <style:graphic-properties svg:stroke-color="#000000" draw:marker-end="Стили_20_стрелок_20_178" draw:marker-end-width="0.3cm" draw:fill="none" draw:textarea-vertical-align="middle"/>
    </style:style>
    <style:style style:name="gr63" style:family="graphic" style:parent-style-name="objectwithoutfill">
      <style:graphic-properties svg:stroke-color="#000000" draw:marker-end="Стили_20_стрелок_20_179" draw:marker-end-width="0.3cm" draw:fill="none" draw:textarea-vertical-align="middle"/>
    </style:style>
    <style:style style:name="gr64" style:family="graphic" style:parent-style-name="objectwithoutfill">
      <style:graphic-properties svg:stroke-color="#000000" draw:marker-end="Стили_20_стрелок_20_180" draw:marker-end-width="0.3cm" draw:fill="none" draw:textarea-vertical-align="middle"/>
    </style:style>
    <style:style style:name="gr65" style:family="graphic" style:parent-style-name="objectwithoutfill">
      <style:graphic-properties svg:stroke-color="#000000" draw:marker-end="Стили_20_стрелок_20_181" draw:marker-end-width="0.3cm" draw:fill="none" draw:textarea-vertical-align="middle"/>
    </style:style>
    <style:style style:name="gr66" style:family="graphic" style:parent-style-name="objectwithoutfill">
      <style:graphic-properties svg:stroke-color="#000000" draw:marker-end="Стили_20_стрелок_20_182" draw:marker-end-width="0.3cm" draw:fill="none" draw:textarea-vertical-align="middle"/>
    </style:style>
    <style:style style:name="gr67" style:family="graphic" style:parent-style-name="objectwithoutfill">
      <style:graphic-properties svg:stroke-color="#000000" draw:marker-end="Стили_20_стрелок_20_183" draw:marker-end-width="0.3cm" draw:fill="none" draw:textarea-vertical-align="middle"/>
    </style:style>
    <style:style style:name="gr68" style:family="graphic" style:parent-style-name="objectwithoutfill">
      <style:graphic-properties svg:stroke-color="#000000" draw:marker-end="Стили_20_стрелок_20_185" draw:marker-end-width="0.3cm" draw:fill="none" draw:textarea-vertical-align="middle"/>
    </style:style>
    <style:style style:name="gr69" style:family="graphic" style:parent-style-name="objectwithoutfill">
      <style:graphic-properties svg:stroke-color="#000000" draw:marker-end="Стили_20_стрелок_20_186" draw:marker-end-width="0.3cm" draw:fill="none" draw:textarea-vertical-align="middle"/>
    </style:style>
    <style:style style:name="gr70" style:family="graphic" style:parent-style-name="objectwithoutfill">
      <style:graphic-properties svg:stroke-color="#000000" draw:marker-end="Стили_20_стрелок_20_187" draw:marker-end-width="0.3cm" draw:fill="none" draw:textarea-vertical-align="middle"/>
    </style:style>
    <style:style style:name="gr71" style:family="graphic" style:parent-style-name="objectwithoutfill">
      <style:graphic-properties svg:stroke-color="#000000" draw:marker-end="Стили_20_стрелок_20_188" draw:marker-end-width="0.3cm" draw:fill="none" draw:textarea-vertical-align="middle"/>
    </style:style>
    <style:style style:name="gr72" style:family="graphic" style:parent-style-name="objectwithoutfill">
      <style:graphic-properties svg:stroke-color="#000000" draw:marker-end="Стили_20_стрелок_20_189" draw:marker-end-width="0.3cm" draw:fill="none" draw:textarea-vertical-align="middle"/>
    </style:style>
    <style:style style:name="gr73" style:family="graphic" style:parent-style-name="objectwithoutfill">
      <style:graphic-properties svg:stroke-color="#000000" draw:marker-end="Стили_20_стрелок_20_190" draw:marker-end-width="0.3cm" draw:fill="none" draw:textarea-vertical-align="middle"/>
    </style:style>
    <style:style style:name="gr74" style:family="graphic" style:parent-style-name="objectwithoutfill">
      <style:graphic-properties svg:stroke-color="#000000" draw:marker-end="Стили_20_стрелок_20_192" draw:marker-end-width="0.3cm" draw:fill="none" draw:textarea-vertical-align="middle"/>
    </style:style>
    <style:style style:name="gr75" style:family="graphic" style:parent-style-name="objectwithoutfill">
      <style:graphic-properties svg:stroke-color="#000000" draw:marker-end="Стили_20_стрелок_20_193" draw:marker-end-width="0.3cm" draw:fill="none" draw:textarea-vertical-align="middle"/>
    </style:style>
    <style:style style:name="gr76" style:family="graphic" style:parent-style-name="objectwithoutfill">
      <style:graphic-properties svg:stroke-color="#000000" draw:marker-end="Стили_20_стрелок_20_194" draw:marker-end-width="0.3cm" draw:fill="none" draw:textarea-vertical-align="middle"/>
    </style:style>
    <style:style style:name="gr77" style:family="graphic" style:parent-style-name="objectwithoutfill">
      <style:graphic-properties svg:stroke-color="#000000" draw:marker-end="Стили_20_стрелок_20_195" draw:marker-end-width="0.3cm" draw:fill="none" draw:textarea-vertical-align="middle"/>
    </style:style>
    <style:style style:name="gr78" style:family="graphic" style:parent-style-name="objectwithoutfill">
      <style:graphic-properties svg:stroke-color="#000000" draw:marker-end="Стили_20_стрелок_20_196" draw:marker-end-width="0.3cm" draw:fill="none" draw:textarea-vertical-align="middle"/>
    </style:style>
    <style:style style:name="gr79" style:family="graphic" style:parent-style-name="objectwithoutfill">
      <style:graphic-properties svg:stroke-color="#000000" draw:marker-end="Стили_20_стрелок_20_197" draw:marker-end-width="0.3cm" draw:fill="none" draw:textarea-vertical-align="middle"/>
    </style:style>
    <style:style style:name="gr80" style:family="graphic" style:parent-style-name="objectwithoutfill">
      <style:graphic-properties svg:stroke-color="#000000" draw:marker-end="Стили_20_стрелок_20_198" draw:marker-end-width="0.3cm" draw:fill="none" draw:textarea-vertical-align="middle"/>
    </style:style>
    <style:style style:name="gr81" style:family="graphic" style:parent-style-name="objectwithoutfill">
      <style:graphic-properties svg:stroke-color="#000000" draw:marker-end="Стили_20_стрелок_20_199" draw:marker-end-width="0.3cm" draw:fill="none" draw:textarea-vertical-align="middle"/>
    </style:style>
    <style:style style:name="gr82" style:family="graphic" style:parent-style-name="objectwithoutfill">
      <style:graphic-properties svg:stroke-color="#000000" draw:marker-end="Стили_20_стрелок_20_200" draw:marker-end-width="0.3cm" draw:fill="none" draw:textarea-vertical-align="middle"/>
    </style:style>
    <style:style style:name="gr83" style:family="graphic" style:parent-style-name="objectwithoutfill">
      <style:graphic-properties svg:stroke-color="#000000" draw:marker-end="Стили_20_стрелок_20_201" draw:marker-end-width="0.3cm" draw:fill="none" draw:textarea-vertical-align="middle"/>
    </style:style>
    <style:style style:name="gr84" style:family="graphic" style:parent-style-name="objectwithoutfill">
      <style:graphic-properties svg:stroke-color="#000000" draw:marker-end="Стили_20_стрелок_20_202" draw:marker-end-width="0.3cm" draw:fill="none" draw:textarea-vertical-align="middle"/>
    </style:style>
    <style:style style:name="gr85" style:family="graphic" style:parent-style-name="objectwithoutfill">
      <style:graphic-properties svg:stroke-color="#000000" draw:marker-end="Стили_20_стрелок_20_203" draw:marker-end-width="0.3cm" draw:fill="none" draw:textarea-vertical-align="middle"/>
    </style:style>
    <style:style style:name="gr86" style:family="graphic" style:parent-style-name="objectwithoutfill">
      <style:graphic-properties svg:stroke-color="#000000" draw:marker-end="Стили_20_стрелок_20_204" draw:marker-end-width="0.3cm" draw:fill="none" draw:textarea-vertical-align="middle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197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391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style:paragraph-properties fo:margin-left="0cm" fo:margin-right="0cm" fo:margin-top="0cm" fo:margin-bottom="0cm" fo:line-height="120%" fo:text-align="start" fo:text-indent="0cm"/>
    </style:style>
    <style:style style:name="P5" style:family="paragraph">
      <style:paragraph-properties fo:margin-left="0cm" fo:margin-right="0cm" fo:margin-top="0cm" fo:margin-bottom="0cm" fo:line-height="110%" fo:text-align="center" fo:text-indent="0cm"/>
    </style:style>
    <style:style style:name="P6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/>
      <style:text-properties fo:font-size="8pt" style:font-size-asian="8pt" style:font-size-complex="8pt"/>
    </style:style>
    <style:style style:name="P7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/>
    </style:style>
    <style:style style:name="P8" style:family="paragraph">
      <style:paragraph-properties fo:text-align="center" style:writing-mode="lr-tb"/>
      <style:text-properties style:font-name="Times New Roman" fo:font-size="9pt"/>
    </style:style>
    <style:style style:name="P9" style:family="paragraph">
      <loext:graphic-properties draw:fill-color="#ffffff"/>
      <style:paragraph-properties fo:text-align="center" style:writing-mode="lr-tb"/>
      <style:text-properties style:font-name="Times New Roman" fo:font-size="9pt"/>
    </style:style>
    <style:style style:name="P10" style:family="paragraph">
      <loext:graphic-properties draw:fill="none"/>
      <style:paragraph-properties fo:text-align="center"/>
      <style:text-properties style:font-name="Times New Roman"/>
    </style:style>
    <style:style style:name="P11" style:family="paragraph">
      <style:paragraph-properties fo:text-align="center" style:writing-mode="lr-tb"/>
      <style:text-properties style:font-name="Times New Roman" fo:font-size="11pt"/>
    </style:style>
    <style:style style:name="P12" style:family="paragraph">
      <loext:graphic-properties draw:fill="none"/>
      <style:paragraph-properties fo:text-align="center" style:writing-mode="lr-tb"/>
      <style:text-properties style:font-name="Times New Roman" fo:font-size="11pt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  <style:text-properties style:font-name="Times New Roman" fo:font-size="11pt"/>
    </style:style>
    <style:style style:name="P15" style:family="paragraph">
      <loext:graphic-properties draw:fill="none"/>
      <style:paragraph-properties fo:text-align="center"/>
      <style:text-properties style:font-name="Times New Roman" fo:font-size="11pt"/>
    </style:style>
    <style:style style:name="P16" style:family="paragraph">
      <loext:graphic-properties draw:fill="none" draw:fill-color="#ffffff"/>
      <style:paragraph-properties style:writing-mode="lr-tb"/>
      <style:text-properties style:font-name="Times New Roman" fo:font-size="11pt"/>
    </style:style>
    <style:style style:name="T1" style:family="text">
      <style:text-properties fo:color="#000000" loext:opacity="100%" style:font-name="Arial1" fo:font-size="10pt" style:font-name-asian="Arial1" style:font-size-asian="10pt" style:font-name-complex="Arial1" style:font-size-complex="10pt"/>
    </style:style>
    <style:style style:name="T2" style:family="text">
      <style:text-properties fo:color="#000000" loext:opacity="100%" style:font-name="Arial1" fo:font-size="12pt" style:font-name-asian="Arial1" style:font-size-asian="12pt" style:font-name-complex="Arial1" style:font-size-complex="12pt"/>
    </style:style>
    <style:style style:name="T3" style:family="text">
      <style:text-properties fo:color="#000000" loext:opacity="100%" style:font-name="Arial CYR1" fo:font-size="13pt" style:font-name-asian="Arial CYR1" style:font-size-asian="13pt" style:font-name-complex="Arial CYR1" style:font-size-complex="13pt"/>
    </style:style>
    <style:style style:name="T4" style:family="text">
      <style:text-properties fo:color="#000000" loext:opacity="100%" style:font-name="Arial1" fo:font-size="8pt" style:font-name-asian="Arial1" style:font-size-asian="8pt" style:font-name-complex="Arial1" style:font-size-complex="8pt"/>
    </style:style>
    <style:style style:name="T5" style:family="text">
      <style:text-properties fo:color="#000000" loext:opacity="100%" style:font-name="Arial1" fo:font-size="20pt" style:font-name-asian="Arial1" style:font-size-asian="20pt" style:font-name-complex="Arial1" style:font-size-complex="20pt"/>
    </style:style>
    <style:style style:name="T6" style:family="text">
      <style:text-properties fo:color="#000000" loext:opacity="100%" style:font-name="Arial1" fo:font-size="14pt" fo:font-style="italic" style:font-name-asian="Arial1" style:font-size-asian="14pt" style:font-style-asian="italic" style:font-name-complex="Arial1" style:font-size-complex="14pt" style:font-style-complex="italic"/>
    </style:style>
    <style:style style:name="T7" style:family="text">
      <style:text-properties fo:color="#000000" loext:opacity="100%" style:font-name="Arial1" fo:font-size="9pt" style:font-name-asian="Arial1" style:font-size-asian="9pt" style:font-name-complex="Arial1" style:font-size-complex="9pt"/>
    </style:style>
    <style:style style:name="T8" style:family="text">
      <style:text-properties style:font-name="Times New Roman" fo:font-size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polyline draw:style-name="gr1" draw:text-style-name="P1" draw:layer="layout" svg:width="84.1cm" svg:height="59.4cm" svg:x="0cm" svg:y="0cm" svg:viewBox="0 0 84101 59401" draw:points="0,0 84101,0 84101,900 84101,59401">
          <text:p/>
        </draw:polyline>
        <draw:polyline draw:style-name="gr1" draw:text-style-name="P1" draw:layer="layout" svg:width="84.1cm" svg:height="59.4cm" svg:x="0cm" svg:y="-0.004cm" svg:viewBox="0 0 84101 59401" draw:points="84101,59401 0,59401 0,0">
          <text:p/>
        </draw:polyline>
        <draw:polyline draw:style-name="gr1" draw:text-style-name="P1" draw:layer="layout" svg:width="81.62cm" svg:height="58.4cm" svg:x="1.98cm" svg:y="0.5cm" svg:viewBox="0 0 81621 58401" draw:points="0,0 0,58401 81621,58401">
          <text:p/>
        </draw:polyline>
        <draw:polyline draw:style-name="gr1" draw:text-style-name="P1" draw:layer="layout" svg:width="18.5cm" svg:height="5.5cm" svg:x="65.075cm" svg:y="53.4cm" svg:viewBox="0 0 18501 5501" draw:points="18501,0 0,0 0,5501">
          <text:p/>
        </draw:polyline>
        <draw:line draw:style-name="gr1" draw:text-style-name="P1" draw:layer="layout" svg:x1="71.591cm" svg:y1="53.4cm" svg:x2="71.591cm" svg:y2="58.899cm">
          <text:p/>
        </draw:line>
        <draw:line draw:style-name="gr1" draw:text-style-name="P1" draw:layer="layout" svg:x1="65.091cm" svg:y1="57.836cm" svg:x2="71.591cm" svg:y2="57.836cm">
          <text:p/>
        </draw:line>
        <draw:line draw:style-name="gr1" draw:text-style-name="P1" draw:layer="layout" svg:x1="65.091cm" svg:y1="58.336cm" svg:x2="71.591cm" svg:y2="58.336cm">
          <text:p/>
        </draw:line>
        <draw:line draw:style-name="gr1" draw:text-style-name="P1" draw:layer="layout" svg:x1="65.781cm" svg:y1="53.4cm" svg:x2="65.781cm" svg:y2="55.85cm">
          <text:p/>
        </draw:line>
        <draw:line draw:style-name="gr1" draw:text-style-name="P1" draw:layer="layout" svg:x1="66.881cm" svg:y1="53.4cm" svg:x2="66.881cm" svg:y2="58.899cm">
          <text:p/>
        </draw:line>
        <draw:line draw:style-name="gr1" draw:text-style-name="P1" draw:layer="layout" svg:x1="69.091cm" svg:y1="53.4cm" svg:x2="69.091cm" svg:y2="58.899cm">
          <text:p/>
        </draw:line>
        <draw:line draw:style-name="gr1" draw:text-style-name="P1" draw:layer="layout" svg:x1="70.591cm" svg:y1="53.4cm" svg:x2="70.591cm" svg:y2="58.885cm">
          <text:p/>
        </draw:line>
        <draw:frame draw:style-name="gr2" draw:text-style-name="P3" draw:layer="layout" svg:width="1.65cm" svg:height="0.755cm" svg:x="78.52cm" svg:y="56.723cm">
          <draw:text-box>
            <text:p text:style-name="P2"><text:span text:style-name="T1">Лист</text:span></text:p>
          </draw:text-box>
        </draw:frame>
        <draw:frame draw:style-name="gr2" draw:text-style-name="P3" draw:layer="layout" svg:width="1.1cm" svg:height="0.755cm" svg:x="65.77cm" svg:y="55.223cm">
          <draw:text-box>
            <text:p text:style-name="P2"><text:span text:style-name="T1">Лист</text:span></text:p>
          </draw:text-box>
        </draw:frame>
        <draw:frame draw:style-name="gr2" draw:text-style-name="P3" draw:layer="layout" svg:width="2.28cm" svg:height="0.755cm" svg:x="66.83cm" svg:y="55.223cm">
          <draw:text-box>
            <text:p text:style-name="P2"><text:span text:style-name="T1">№ </text:span><text:span text:style-name="T1">докум.</text:span></text:p>
          </draw:text-box>
        </draw:frame>
        <draw:frame draw:style-name="gr2" draw:text-style-name="P3" draw:layer="layout" svg:width="1.5cm" svg:height="0.755cm" svg:x="69.07cm" svg:y="55.223cm">
          <draw:text-box>
            <text:p text:style-name="P2"><text:span text:style-name="T1">П</text:span><text:span text:style-name="T1">о</text:span><text:span text:style-name="T1">д</text:span><text:span text:style-name="T1">п</text:span><text:span text:style-name="T1">.</text:span></text:p>
          </draw:text-box>
        </draw:frame>
        <draw:frame draw:style-name="gr2" draw:text-style-name="P3" draw:layer="layout" svg:width="1.1cm" svg:height="0.755cm" svg:x="70.57cm" svg:y="55.223cm">
          <draw:text-box>
            <text:p text:style-name="P2"><text:span text:style-name="T1">Дата</text:span></text:p>
          </draw:text-box>
        </draw:frame>
        <draw:line draw:style-name="gr1" draw:text-style-name="P1" draw:layer="layout" svg:x1="71.62cm" svg:y1="57.35cm" svg:x2="83.569cm" svg:y2="57.35cm">
          <text:p/>
        </draw:line>
        <draw:line draw:style-name="gr1" draw:text-style-name="P1" draw:layer="layout" svg:x1="65.12cm" svg:y1="56.85cm" svg:x2="71.57cm" svg:y2="56.85cm">
          <text:p/>
        </draw:line>
        <draw:line draw:style-name="gr1" draw:text-style-name="P1" draw:layer="layout" svg:x1="65.12cm" svg:y1="56.35cm" svg:x2="71.57cm" svg:y2="56.35cm">
          <text:p/>
        </draw:line>
        <draw:line draw:style-name="gr1" draw:text-style-name="P1" draw:layer="layout" svg:x1="65.12cm" svg:y1="55.85cm" svg:x2="71.57cm" svg:y2="55.85cm">
          <text:p/>
        </draw:line>
        <draw:line draw:style-name="gr1" draw:text-style-name="P1" draw:layer="layout" svg:x1="65.12cm" svg:y1="55.35cm" svg:x2="71.57cm" svg:y2="55.35cm">
          <text:p/>
        </draw:line>
        <draw:line draw:style-name="gr1" draw:text-style-name="P1" draw:layer="layout" svg:x1="65.12cm" svg:y1="54.35cm" svg:x2="71.57cm" svg:y2="54.35cm">
          <text:p/>
        </draw:line>
        <draw:line draw:style-name="gr1" draw:text-style-name="P1" draw:layer="layout" svg:x1="65.12cm" svg:y1="53.85cm" svg:x2="71.57cm" svg:y2="53.85cm">
          <text:p/>
        </draw:line>
        <draw:line draw:style-name="gr1" draw:text-style-name="P1" draw:layer="layout" svg:x1="71.62cm" svg:y1="54.85cm" svg:x2="83.569cm" svg:y2="54.85cm">
          <text:p/>
        </draw:line>
        <draw:line draw:style-name="gr1" draw:text-style-name="P1" draw:layer="layout" svg:x1="65.12cm" svg:y1="54.85cm" svg:x2="71.57cm" svg:y2="54.85cm">
          <text:p/>
        </draw:line>
        <draw:line draw:style-name="gr1" draw:text-style-name="P1" draw:layer="layout" svg:x1="65.12cm" svg:y1="57.35cm" svg:x2="71.57cm" svg:y2="57.35cm">
          <text:p/>
        </draw:line>
        <draw:frame draw:style-name="gr2" draw:text-style-name="P3" draw:layer="layout" svg:width="1.09cm" svg:height="0.755cm" svg:x="64.88cm" svg:y="55.223cm">
          <draw:text-box>
            <text:p text:style-name="P2"><text:span text:style-name="T1">И</text:span><text:span text:style-name="T1">з</text:span><text:span text:style-name="T1">м</text:span></text:p>
          </draw:text-box>
        </draw:frame>
        <draw:frame draw:style-name="gr2" draw:text-style-name="P3" draw:layer="layout" svg:width="1.65cm" svg:height="0.755cm" svg:x="65.07cm" svg:y="55.723cm">
          <draw:text-box>
            <text:p text:style-name="P4"><text:span text:style-name="T1">Р</text:span><text:span text:style-name="T1">а</text:span><text:span text:style-name="T1">з</text:span><text:span text:style-name="T1">р</text:span><text:span text:style-name="T1">а</text:span><text:span text:style-name="T1">б</text:span><text:span text:style-name="T1">.</text:span></text:p>
          </draw:text-box>
        </draw:frame>
        <draw:frame draw:style-name="gr2" draw:text-style-name="P3" draw:layer="layout" svg:width="1.65cm" svg:height="0.755cm" svg:x="65.07cm" svg:y="56.198cm">
          <draw:text-box>
            <text:p text:style-name="P4"><text:span text:style-name="T1">П</text:span><text:span text:style-name="T1">р</text:span><text:span text:style-name="T1">о</text:span><text:span text:style-name="T1">в</text:span><text:span text:style-name="T1">.</text:span></text:p>
          </draw:text-box>
        </draw:frame>
        <draw:frame draw:style-name="gr2" draw:text-style-name="P3" draw:layer="layout" svg:width="1.75cm" svg:height="0.755cm" svg:x="65.07cm" svg:y="56.748cm">
          <draw:text-box>
            <text:p text:style-name="P4"><text:span text:style-name="T1">Т</text:span><text:span text:style-name="T1">.</text:span><text:span text:style-name="T1">к</text:span><text:span text:style-name="T1">о</text:span><text:span text:style-name="T1">н</text:span><text:span text:style-name="T1">т</text:span><text:span text:style-name="T1">р</text:span><text:span text:style-name="T1">.</text:span></text:p>
          </draw:text-box>
        </draw:frame>
        <draw:frame draw:style-name="gr2" draw:text-style-name="P3" draw:layer="layout" svg:width="1.75cm" svg:height="0.755cm" svg:x="65.07cm" svg:y="57.723cm">
          <draw:text-box>
            <text:p text:style-name="P4"><text:span text:style-name="T1">Н</text:span><text:span text:style-name="T1">.</text:span><text:span text:style-name="T1">к</text:span><text:span text:style-name="T1">о</text:span><text:span text:style-name="T1">н</text:span><text:span text:style-name="T1">т</text:span><text:span text:style-name="T1">р</text:span><text:span text:style-name="T1">.</text:span></text:p>
          </draw:text-box>
        </draw:frame>
        <draw:frame draw:style-name="gr2" draw:text-style-name="P3" draw:layer="layout" svg:width="1.75cm" svg:height="0.755cm" svg:x="65.07cm" svg:y="58.223cm">
          <draw:text-box>
            <text:p text:style-name="P4"><text:span text:style-name="T1">У</text:span><text:span text:style-name="T1">т</text:span><text:span text:style-name="T1">в</text:span><text:span text:style-name="T1">.</text:span></text:p>
          </draw:text-box>
        </draw:frame>
        <draw:line draw:style-name="gr1" draw:text-style-name="P1" draw:layer="layout" svg:x1="78.57cm" svg:y1="54.85cm" svg:x2="78.57cm" svg:y2="58.9cm">
          <text:p/>
        </draw:line>
        <draw:line draw:style-name="gr1" draw:text-style-name="P1" draw:layer="layout" svg:x1="78.57cm" svg:y1="55.35cm" svg:x2="83.57cm" svg:y2="55.35cm">
          <text:p/>
        </draw:line>
        <draw:line draw:style-name="gr1" draw:text-style-name="P1" draw:layer="layout" svg:x1="78.57cm" svg:y1="56.85cm" svg:x2="83.57cm" svg:y2="56.85cm">
          <text:p/>
        </draw:line>
        <draw:line draw:style-name="gr1" draw:text-style-name="P1" draw:layer="layout" svg:x1="79.07cm" svg:y1="55.35cm" svg:x2="79.07cm" svg:y2="56.85cm">
          <text:p/>
        </draw:line>
        <draw:line draw:style-name="gr1" draw:text-style-name="P1" draw:layer="layout" svg:x1="79.57cm" svg:y1="55.35cm" svg:x2="79.57cm" svg:y2="56.85cm">
          <text:p/>
        </draw:line>
        <draw:line draw:style-name="gr1" draw:text-style-name="P1" draw:layer="layout" svg:x1="80.07cm" svg:y1="54.85cm" svg:x2="80.07cm" svg:y2="56.85cm">
          <text:p/>
        </draw:line>
        <draw:line draw:style-name="gr1" draw:text-style-name="P1" draw:layer="layout" svg:x1="81.67cm" svg:y1="54.85cm" svg:x2="81.67cm" svg:y2="56.85cm">
          <text:p/>
        </draw:line>
        <draw:line draw:style-name="gr1" draw:text-style-name="P1" draw:layer="layout" svg:x1="80.57cm" svg:y1="56.85cm" svg:x2="80.57cm" svg:y2="57.35cm">
          <text:p/>
        </draw:line>
        <draw:frame draw:style-name="gr3" draw:text-style-name="P3" draw:layer="layout" svg:width="2.1cm" svg:height="0.851cm" svg:x="80.57cm" svg:y="56.675cm">
          <draw:text-box>
            <text:p text:style-name="P2"><text:span text:style-name="T1">Л</text:span><text:span text:style-name="T1">и</text:span><text:span text:style-name="T1">с</text:span><text:span text:style-name="T1">т</text:span><text:span text:style-name="T1">о</text:span><text:span text:style-name="T1">в </text:span><text:span text:style-name="T1"><text:s text:c="2"/></text:span><text:span text:style-name="T1"><text:s/></text:span><text:span text:style-name="T2">1</text:span></text:p>
          </draw:text-box>
        </draw:frame>
        <draw:frame draw:style-name="gr2" draw:text-style-name="P3" draw:layer="layout" svg:width="1.2cm" svg:height="0.755cm" svg:x="78.62cm" svg:y="54.723cm">
          <draw:text-box>
            <text:p text:style-name="P2"><text:span text:style-name="T1">Л</text:span><text:span text:style-name="T1">и</text:span><text:span text:style-name="T1">т</text:span><text:span text:style-name="T1">.</text:span></text:p>
          </draw:text-box>
        </draw:frame>
        <draw:frame draw:style-name="gr2" draw:text-style-name="P3" draw:layer="layout" svg:width="1.55cm" svg:height="0.755cm" svg:x="80.07cm" svg:y="54.723cm">
          <draw:text-box>
            <text:p text:style-name="P2"><text:span text:style-name="T1">М</text:span><text:span text:style-name="T1">а</text:span><text:span text:style-name="T1">с</text:span><text:span text:style-name="T1">с</text:span><text:span text:style-name="T1">а</text:span></text:p>
          </draw:text-box>
        </draw:frame>
        <draw:frame draw:style-name="gr2" draw:text-style-name="P3" draw:layer="layout" svg:width="2.1cm" svg:height="0.755cm" svg:x="81.57cm" svg:y="54.723cm">
          <draw:text-box>
            <text:p text:style-name="P2"><text:span text:style-name="T1">М</text:span><text:span text:style-name="T1">а</text:span><text:span text:style-name="T1">с</text:span><text:span text:style-name="T1">ш</text:span><text:span text:style-name="T1">т</text:span><text:span text:style-name="T1">а</text:span><text:span text:style-name="T1">б</text:span><text:span text:style-name="T1">.</text:span></text:p>
          </draw:text-box>
        </draw:frame>
        <draw:g>
          <draw:polygon draw:style-name="gr4" draw:text-style-name="P1" draw:layer="layout" svg:width="6.7cm" svg:height="2.1cm" svg:x="71.67cm" svg:y="55.05cm" svg:viewBox="0 0 6701 2101" draw:points="0,2101 6701,2101 6701,0 0,0">
            <text:p/>
          </draw:polygon>
          <draw:frame draw:style-name="gr5" draw:text-style-name="P3" draw:layer="layout" svg:width="6.7cm" svg:height="2.1cm" svg:x="71.67cm" svg:y="55.05cm">
            <draw:text-box>
              <text:p text:style-name="P5"><text:span text:style-name="T3">В</text:span><text:span text:style-name="T3">е</text:span><text:span text:style-name="T3">б</text:span><text:span text:style-name="T3">-</text:span><text:span text:style-name="T3">п</text:span><text:span text:style-name="T3">р</text:span><text:span text:style-name="T3">и</text:span><text:span text:style-name="T3">л</text:span><text:span text:style-name="T3">о</text:span><text:span text:style-name="T3">ж</text:span><text:span text:style-name="T3">е</text:span><text:span text:style-name="T3">н</text:span><text:span text:style-name="T3">и</text:span><text:span text:style-name="T3">е</text:span><text:span text:style-name="T3"> </text:span><text:span text:style-name="T3">“</text:span><text:span text:style-name="T3">T</text:span><text:span text:style-name="T3">o</text:span><text:span text:style-name="T3">-</text:span><text:span text:style-name="T3">d</text:span><text:span text:style-name="T3">o</text:span><text:span text:style-name="T3"> </text:span><text:span text:style-name="T3">l</text:span><text:span text:style-name="T3">i</text:span><text:span text:style-name="T3">s</text:span><text:span text:style-name="T3">t</text:span><text:span text:style-name="T3">”</text:span></text:p>
            </draw:text-box>
          </draw:frame>
        </draw:g>
        <draw:polyline draw:style-name="gr1" draw:text-style-name="P1" draw:layer="layout" svg:width="81.6cm" svg:height="58.4cm" svg:x="2cm" svg:y="0.5cm" svg:viewBox="0 0 81601 58401" draw:points="0,0 81601,0 81601,595 81601,58401">
          <text:p/>
        </draw:polyline>
        <draw:frame draw:style-name="gr6" draw:text-style-name="P6" draw:layer="layout" svg:width="2.437cm" svg:height="1.045cm" svg:x="66.792cm" svg:y="57.592cm">
          <draw:text-box>
            <text:p text:style-name="P4"><text:span text:style-name="T4">В</text:span><text:span text:style-name="T4">а</text:span><text:span text:style-name="T4">ш</text:span><text:span text:style-name="T4">к</text:span><text:span text:style-name="T4">е</text:span><text:span text:style-name="T4">в</text:span><text:span text:style-name="T4">и</text:span><text:span text:style-name="T4">ч </text:span><text:span text:style-name="T4">М</text:span><text:span text:style-name="T4">.</text:span><text:span text:style-name="T4">А</text:span><text:span text:style-name="T4">.</text:span></text:p>
          </draw:text-box>
        </draw:frame>
        <draw:frame draw:style-name="gr7" draw:text-style-name="P6" draw:layer="layout" svg:width="3.147cm" svg:height="1.227cm" svg:x="66.82cm" svg:y="57.987cm">
          <draw:text-box>
            <text:p text:style-name="P4"><text:span text:style-name="T4">В</text:span><text:span text:style-name="T4">а</text:span><text:span text:style-name="T4">ш</text:span><text:span text:style-name="T4">к</text:span><text:span text:style-name="T4">е</text:span><text:span text:style-name="T4">в</text:span><text:span text:style-name="T4">и</text:span><text:span text:style-name="T4">ч </text:span><text:span text:style-name="T4">М</text:span><text:span text:style-name="T4">.</text:span><text:span text:style-name="T4">А</text:span><text:span text:style-name="T4">.</text:span></text:p>
          </draw:text-box>
        </draw:frame>
        <draw:frame draw:style-name="gr7" draw:text-style-name="P3" draw:layer="layout" svg:width="9.446cm" svg:height="1.227cm" svg:x="72.447cm" svg:y="53.392cm">
          <draw:text-box>
            <text:p text:style-name="P2"><text:span text:style-name="T5">Г</text:span><text:span text:style-name="T5">У</text:span><text:span text:style-name="T5">И</text:span><text:span text:style-name="T5">Р</text:span><text:span text:style-name="T5">.</text:span><text:span text:style-name="T5"> </text:span><text:span text:style-name="T5">0</text:span><text:span text:style-name="T5">5</text:span><text:span text:style-name="T5">1</text:span><text:span text:style-name="T5">0</text:span><text:span text:style-name="T5">0</text:span><text:span text:style-name="T5">4</text:span><text:span text:style-name="T5"> </text:span><text:span text:style-name="T5">2</text:span><text:span text:style-name="T5">2</text:span><text:span text:style-name="T5"> </text:span><text:span text:style-name="T5">П</text:span><text:span text:style-name="T5">Д</text:span></text:p>
          </draw:text-box>
        </draw:frame>
        <draw:frame draw:style-name="gr8" draw:text-style-name="P3" draw:layer="layout" svg:width="5cm" svg:height="1.5cm" svg:x="78.795cm" svg:y="57.4cm">
          <draw:text-box>
            <text:p text:style-name="P2"><text:span text:style-name="T6">П</text:span><text:span text:style-name="T6">О</text:span><text:span text:style-name="T6">И</text:span><text:span text:style-name="T6">Т</text:span><text:span text:style-name="T6"> </text:span><text:span text:style-name="T6">г</text:span><text:span text:style-name="T6">р</text:span><text:span text:style-name="T6">. </text:span><text:span text:style-name="T6">0</text:span><text:span text:style-name="T6">5</text:span><text:span text:style-name="T6">1</text:span><text:span text:style-name="T6">0</text:span><text:span text:style-name="T6">0</text:span><text:span text:style-name="T6">4</text:span></text:p>
          </draw:text-box>
        </draw:frame>
        <draw:frame draw:style-name="gr9" draw:text-style-name="P7" draw:layer="layout" svg:width="2.532cm" svg:height="1.137cm" svg:x="66.783cm" svg:y="55.562cm">
          <draw:text-box>
            <text:p text:style-name="P4"><text:span text:style-name="T7">С</text:span><text:span text:style-name="T7">а</text:span><text:span text:style-name="T7">с</text:span><text:span text:style-name="T7">и</text:span><text:span text:style-name="T7">м</text:span><text:span text:style-name="T7"> </text:span><text:span text:style-name="T7">Е</text:span><text:span text:style-name="T7">.</text:span><text:span text:style-name="T7">С</text:span><text:span text:style-name="T7">.</text:span></text:p>
          </draw:text-box>
        </draw:frame>
        <draw:frame draw:style-name="gr9" draw:text-style-name="P6" draw:layer="layout" svg:width="2.732cm" svg:height="1.137cm" svg:x="66.8cm" svg:y="56.082cm">
          <draw:text-box>
            <text:p text:style-name="P4"><text:span text:style-name="T4">В</text:span><text:span text:style-name="T4">а</text:span><text:span text:style-name="T4">ш</text:span><text:span text:style-name="T4">к</text:span><text:span text:style-name="T4">е</text:span><text:span text:style-name="T4">в</text:span><text:span text:style-name="T4">и</text:span><text:span text:style-name="T4">ч </text:span><text:span text:style-name="T4">М</text:span><text:span text:style-name="T4">.</text:span><text:span text:style-name="T4">А</text:span><text:span text:style-name="T4">.</text:span></text:p>
          </draw:text-box>
        </draw:frame>
        <draw:custom-shape draw:style-name="gr10" draw:text-style-name="P9" xml:id="id1" draw:id="id1" draw:layer="layout" svg:width="5.397cm" svg:height="2.223cm" svg:x="3.175cm" svg:y="1.587cm">
          <text:p text:style-name="P8"><text:span text:style-name="T8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1" draw:text-style-name="P10" draw:layer="layout" svg:width="5.397cm" svg:height="2.223cm" svg:x="3.175cm" svg:y="5.0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2" xml:id="id2" draw:id="id2" draw:layer="layout" svg:width="4.127cm" svg:height="2.223cm" svg:x="3.81cm" svg:y="5.079cm">
          <text:p text:style-name="P11"><text:span text:style-name="T8">Загрузка главной страницы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g xml:id="id3" draw:id="id3">
          <draw:line draw:style-name="gr13" draw:text-style-name="P10" draw:layer="layout" svg:x1="3.175cm" svg:y1="10.477cm" svg:x2="8.572cm" svg:y2="10.477cm">
            <text:p/>
          </draw:line>
          <draw:line draw:style-name="gr13" draw:text-style-name="P10" draw:layer="layout" svg:x1="3.175cm" svg:y1="10.477cm" svg:x2="3.175cm" svg:y2="8.89cm">
            <text:p/>
          </draw:line>
          <draw:line draw:style-name="gr13" draw:text-style-name="P10" draw:layer="layout" svg:x1="8.573cm" svg:y1="10.477cm" svg:x2="8.573cm" svg:y2="8.89cm">
            <text:p/>
          </draw:line>
          <draw:line draw:style-name="gr13" draw:text-style-name="P10" draw:layer="layout" svg:x1="3.175cm" svg:y1="8.89cm" svg:x2="3.81cm" svg:y2="8.255cm">
            <text:p/>
          </draw:line>
          <draw:line draw:style-name="gr13" draw:text-style-name="P10" draw:layer="layout" svg:x1="8.573cm" svg:y1="8.89cm" svg:x2="7.938cm" svg:y2="8.255cm">
            <text:p/>
          </draw:line>
          <draw:line draw:style-name="gr13" draw:text-style-name="P10" draw:layer="layout" svg:x1="3.81cm" svg:y1="8.255cm" svg:x2="7.938cm" svg:y2="8.255cm">
            <text:p/>
          </draw:line>
        </draw:g>
        <draw:frame draw:style-name="gr14" draw:text-style-name="P14" draw:layer="layout" svg:width="4.151cm" svg:height="1.547cm" svg:x="3.786cm" svg:y="8.613cm">
          <draw:text-box>
            <text:p text:style-name="P13"><text:span text:style-name="T8">А1</text:span></text:p>
            <text:p text:style-name="P13"><text:span text:style-name="T8">Повторение шагов до </text:span></text:p>
            <text:p text:style-name="P13"><text:span text:style-name="T8">момента закрытия</text:span></text:p>
          </draw:text-box>
        </draw:frame>
        <draw:custom-shape draw:style-name="gr15" draw:text-style-name="P12" xml:id="id4" draw:id="id4" draw:layer="layout" svg:width="5.397cm" svg:height="2.222cm" svg:x="3.175cm" svg:y="11.43cm">
          <text:p text:style-name="P11"><text:span text:style-name="T8">Выбор действия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1" draw:text-style-name="P10" draw:layer="layout" svg:width="5.397cm" svg:height="2.223cm" svg:x="8.89cm" svg:y="15.23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2" draw:layer="layout" svg:width="4.127cm" svg:height="2.223cm" svg:x="9.525cm" svg:y="15.238cm">
          <text:p text:style-name="P11"><text:span text:style-name="T8">О</text:span><text:span text:style-name="T8">б</text:span><text:span text:style-name="T8">р</text:span><text:span text:style-name="T8">а</text:span><text:span text:style-name="T8">б</text:span><text:span text:style-name="T8">о</text:span><text:span text:style-name="T8">т</text:span><text:span text:style-name="T8">к</text:span><text:span text:style-name="T8">а </text:span><text:span text:style-name="T8">п</text:span><text:span text:style-name="T8">о</text:span><text:span text:style-name="T8">и</text:span><text:span text:style-name="T8">с</text:span><text:span text:style-name="T8">к</text:span><text:span text:style-name="T8">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0" xml:id="id6" draw:id="id6" draw:layer="layout" svg:width="5.397cm" svg:height="2.223cm" svg:x="8.89cm" svg:y="15.23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2" draw:layer="layout" svg:width="4.127cm" svg:height="2.223cm" svg:x="9.525cm" svg:y="15.238cm">
          <text:p text:style-name="P11"><text:span text:style-name="T8">О</text:span><text:span text:style-name="T8">б</text:span><text:span text:style-name="T8">р</text:span><text:span text:style-name="T8">а</text:span><text:span text:style-name="T8">б</text:span><text:span text:style-name="T8">о</text:span><text:span text:style-name="T8">т</text:span><text:span text:style-name="T8">к</text:span><text:span text:style-name="T8">а </text:span><text:span text:style-name="T8">п</text:span><text:span text:style-name="T8">о</text:span><text:span text:style-name="T8">и</text:span><text:span text:style-name="T8">с</text:span><text:span text:style-name="T8">к</text:span><text:span text:style-name="T8">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0" xml:id="id7" draw:id="id7" draw:layer="layout" svg:width="5.397cm" svg:height="2.223cm" svg:x="8.89cm" svg:y="18.73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2" draw:layer="layout" svg:width="4.127cm" svg:height="2.223cm" svg:x="9.525cm" svg:y="18.731cm">
          <text:p text:style-name="P11"><text:span text:style-name="T8">О</text:span><text:span text:style-name="T8">т</text:span><text:span text:style-name="T8">к</text:span><text:span text:style-name="T8">р</text:span><text:span text:style-name="T8">ы</text:span><text:span text:style-name="T8">т</text:span><text:span text:style-name="T8">и</text:span><text:span text:style-name="T8">е </text:span><text:span text:style-name="T8">с</text:span><text:span text:style-name="T8">т</text:span><text:span text:style-name="T8">р</text:span><text:span text:style-name="T8">а</text:span><text:span text:style-name="T8">н</text:span><text:span text:style-name="T8">и</text:span><text:span text:style-name="T8">ц</text:span><text:span text:style-name="T8">ы</text:span><text:span text:style-name="T8"> </text:span><text:span text:style-name="T8">з</text:span><text:span text:style-name="T8">а</text:span><text:span text:style-name="T8">д</text:span><text:span text:style-name="T8">а</text:span><text:span text:style-name="T8">ч</text:span><text:span text:style-name="T8">и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0" xml:id="id8" draw:id="id8" draw:layer="layout" svg:width="5.397cm" svg:height="2.223cm" svg:x="8.89cm" svg:y="22.22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2" draw:layer="layout" svg:width="4.127cm" svg:height="2.223cm" svg:x="9.525cm" svg:y="22.223cm">
          <text:p text:style-name="P11"><text:span text:style-name="T8">О</text:span><text:span text:style-name="T8">т</text:span><text:span text:style-name="T8">к</text:span><text:span text:style-name="T8">р</text:span><text:span text:style-name="T8">ы</text:span><text:span text:style-name="T8">т</text:span><text:span text:style-name="T8">и</text:span><text:span text:style-name="T8">е </text:span><text:span text:style-name="T8">с</text:span><text:span text:style-name="T8">т</text:span><text:span text:style-name="T8">р</text:span><text:span text:style-name="T8">а</text:span><text:span text:style-name="T8">н</text:span><text:span text:style-name="T8">и</text:span><text:span text:style-name="T8">ц</text:span><text:span text:style-name="T8">ы</text:span><text:span text:style-name="T8"> </text:span><text:span text:style-name="T8">с</text:span><text:span text:style-name="T8">о</text:span><text:span text:style-name="T8">з</text:span><text:span text:style-name="T8">д</text:span><text:span text:style-name="T8">а</text:span><text:span text:style-name="T8">н</text:span><text:span text:style-name="T8">и</text:span><text:span text:style-name="T8">я </text:span><text:span text:style-name="T8">з</text:span><text:span text:style-name="T8">а</text:span><text:span text:style-name="T8">д</text:span><text:span text:style-name="T8">а</text:span><text:span text:style-name="T8">ч</text:span><text:span text:style-name="T8">и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0" xml:id="id9" draw:id="id9" draw:layer="layout" svg:width="5.397cm" svg:height="2.223cm" svg:x="8.89cm" svg:y="25.7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2" draw:layer="layout" svg:width="4.127cm" svg:height="2.223cm" svg:x="9.525cm" svg:y="25.716cm">
          <text:p text:style-name="P11"><text:span text:style-name="T8">В</text:span><text:span text:style-name="T8">ы</text:span><text:span text:style-name="T8">х</text:span><text:span text:style-name="T8">о</text:span><text:span text:style-name="T8">д</text:span><text:span text:style-name="T8"> </text:span><text:span text:style-name="T8">и</text:span><text:span text:style-name="T8">з </text:span><text:span text:style-name="T8">а</text:span><text:span text:style-name="T8">к</text:span><text:span text:style-name="T8">к</text:span><text:span text:style-name="T8">а</text:span><text:span text:style-name="T8">у</text:span><text:span text:style-name="T8">н</text:span><text:span text:style-name="T8">т</text:span><text:span text:style-name="T8">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6" draw:text-style-name="P15" draw:layer="layout" svg:x1="5.874cm" svg:y1="3.81cm" svg:x2="5.874cm" svg:y2="5.079cm" draw:start-shape="id1" draw:start-glue-point="6" draw:end-shape="id2" draw:end-glue-point="4" svg:d="M5874 3810v1269" svg:viewBox="0 0 1 1270">
          <text:p/>
        </draw:connector>
        <draw:connector draw:style-name="gr17" draw:text-style-name="P15" draw:layer="layout" svg:x1="5.874cm" svg:y1="7.302cm" svg:x2="5.874cm" svg:y2="8.255cm" draw:start-shape="id2" draw:start-glue-point="6" draw:end-shape="id3" draw:end-glue-point="0" svg:d="M5874 7302v953" svg:viewBox="0 0 1 954">
          <text:p/>
        </draw:connector>
        <draw:connector draw:style-name="gr18" draw:text-style-name="P15" draw:layer="layout" svg:x1="5.874cm" svg:y1="10.477cm" svg:x2="5.874cm" svg:y2="11.43cm" draw:start-shape="id3" draw:start-glue-point="2" draw:end-shape="id4" draw:end-glue-point="4" svg:d="M5874 10477v953" svg:viewBox="0 0 1 954">
          <text:p/>
        </draw:connector>
        <draw:g xml:id="id5" draw:id="id5">
          <draw:line draw:style-name="gr13" draw:text-style-name="P10" draw:layer="layout" svg:x1="3.175cm" svg:y1="29.21cm" svg:x2="8.572cm" svg:y2="29.21cm">
            <text:p/>
          </draw:line>
          <draw:line draw:style-name="gr13" draw:text-style-name="P10" draw:layer="layout" svg:x1="3.175cm" svg:y1="29.21cm" svg:x2="3.175cm" svg:y2="30.797cm">
            <text:p/>
          </draw:line>
          <draw:line draw:style-name="gr13" draw:text-style-name="P10" draw:layer="layout" svg:x1="8.573cm" svg:y1="29.21cm" svg:x2="8.573cm" svg:y2="30.797cm">
            <text:p/>
          </draw:line>
          <draw:line draw:style-name="gr13" draw:text-style-name="P10" draw:layer="layout" svg:x1="3.175cm" svg:y1="30.797cm" svg:x2="3.81cm" svg:y2="31.432cm">
            <text:p/>
          </draw:line>
          <draw:line draw:style-name="gr13" draw:text-style-name="P10" draw:layer="layout" svg:x1="8.573cm" svg:y1="30.797cm" svg:x2="7.938cm" svg:y2="31.432cm">
            <text:p/>
          </draw:line>
          <draw:line draw:style-name="gr13" draw:text-style-name="P10" draw:layer="layout" svg:x1="3.81cm" svg:y1="31.432cm" svg:x2="7.938cm" svg:y2="31.432cm">
            <text:p/>
          </draw:line>
        </draw:g>
        <draw:frame draw:style-name="gr14" draw:text-style-name="P14" draw:layer="layout" svg:width="4.151cm" svg:height="1.547cm" svg:x="3.787cm" svg:y="29.527cm">
          <draw:text-box>
            <text:p text:style-name="P13"><text:span text:style-name="T8">А1</text:span></text:p>
            <text:p text:style-name="P13"><text:span text:style-name="T8">Повторение шагов до </text:span></text:p>
            <text:p text:style-name="P13"><text:span text:style-name="T8">момента закрытия</text:span></text:p>
          </draw:text-box>
        </draw:frame>
        <draw:connector draw:style-name="gr19" draw:text-style-name="P15" draw:layer="layout" svg:x1="5.874cm" svg:y1="13.652cm" svg:x2="5.874cm" svg:y2="29.21cm" draw:start-shape="id4" draw:start-glue-point="6" draw:end-shape="id5" draw:end-glue-point="0" svg:d="M5874 13652v15558" svg:viewBox="0 0 1 15559">
          <text:p/>
        </draw:connector>
        <draw:connector draw:style-name="gr20" draw:text-style-name="P15" draw:layer="layout" svg:x1="5.874cm" svg:y1="13.652cm" svg:x2="8.89cm" svg:y2="16.351cm" draw:start-shape="id4" draw:start-glue-point="6" draw:end-shape="id6" draw:end-glue-point="5" svg:d="M5874 13652v2699h3016" svg:viewBox="0 0 3017 2700">
          <text:p/>
        </draw:connector>
        <draw:connector draw:style-name="gr21" draw:text-style-name="P15" draw:layer="layout" svg:x1="5.874cm" svg:y1="13.652cm" svg:x2="8.89cm" svg:y2="19.844cm" draw:start-shape="id4" draw:start-glue-point="6" draw:end-shape="id7" draw:end-glue-point="5" svg:d="M5874 13652v6192h3016" svg:viewBox="0 0 3017 6193">
          <text:p/>
        </draw:connector>
        <draw:connector draw:style-name="gr22" draw:text-style-name="P15" draw:layer="layout" svg:x1="5.874cm" svg:y1="13.652cm" svg:x2="8.89cm" svg:y2="23.336cm" draw:start-shape="id4" draw:start-glue-point="6" draw:end-shape="id8" draw:end-glue-point="5" svg:d="M5874 13652v9684h3016" svg:viewBox="0 0 3017 9685">
          <text:p/>
        </draw:connector>
        <draw:connector draw:style-name="gr23" draw:text-style-name="P15" draw:layer="layout" svg:x1="5.874cm" svg:y1="13.652cm" svg:x2="8.89cm" svg:y2="26.829cm" draw:start-shape="id4" draw:start-glue-point="6" draw:end-shape="id9" draw:end-glue-point="5" svg:d="M5874 13652v13177h3016" svg:viewBox="0 0 3017 13178">
          <text:p/>
        </draw:connector>
        <draw:connector draw:style-name="gr24" draw:text-style-name="P15" draw:layer="layout" draw:line-skew="1.404cm" svg:x1="14.287cm" svg:y1="16.351cm" svg:x2="5.82cm" svg:y2="28.596cm" draw:start-shape="id6" draw:start-glue-point="7" svg:d="M14287 16351h1905v12245h-10372" svg:viewBox="0 0 10373 12246">
          <text:p/>
        </draw:connector>
        <draw:connector draw:style-name="gr25" draw:text-style-name="P15" draw:layer="layout" svg:x1="14.287cm" svg:y1="19.844cm" svg:x2="16.197cm" svg:y2="19.843cm" draw:start-shape="id7" draw:start-glue-point="7" svg:d="M14287 19844h1206v-1h704" svg:viewBox="0 0 1911 2">
          <text:p/>
        </draw:connector>
        <draw:connector draw:style-name="gr26" draw:text-style-name="P15" draw:layer="layout" svg:x1="14.287cm" svg:y1="23.336cm" svg:x2="16.185cm" svg:y2="23.336cm" draw:start-shape="id8" draw:start-glue-point="7" svg:d="M14287 23336h1898" svg:viewBox="0 0 1899 1">
          <text:p/>
        </draw:connector>
        <draw:connector draw:style-name="gr27" draw:text-style-name="P15" draw:layer="layout" svg:x1="14.287cm" svg:y1="26.829cm" svg:x2="16.193cm" svg:y2="26.828cm" draw:start-shape="id9" draw:start-glue-point="7" svg:d="M14287 26829h1204v-1h702" svg:viewBox="0 0 1907 2">
          <text:p/>
        </draw:connector>
        <draw:frame draw:style-name="gr28" draw:text-style-name="P16" draw:layer="layout" svg:width="2.432cm" svg:height="1.547cm" svg:x="6.14cm" svg:y="16.233cm">
          <draw:text-box>
            <text:p><text:span text:style-name="T8">Ввод в поле поиска</text:span></text:p>
          </draw:text-box>
        </draw:frame>
        <draw:frame draw:style-name="gr29" draw:text-style-name="P16" draw:layer="layout" svg:width="2.95cm" svg:height="1.115cm" svg:x="6.032cm" svg:y="20.002cm">
          <draw:text-box>
            <text:p><text:span text:style-name="T8">Нажатие по задаче</text:span></text:p>
          </draw:text-box>
        </draw:frame>
        <draw:frame draw:style-name="gr29" draw:text-style-name="P16" draw:layer="layout" svg:width="2.857cm" svg:height="1.115cm" svg:x="6.032cm" svg:y="23.495cm">
          <draw:text-box>
            <text:p><text:span text:style-name="T8">Нажатие по “Add tasks”</text:span></text:p>
          </draw:text-box>
        </draw:frame>
        <draw:frame draw:style-name="gr30" draw:text-style-name="P16" draw:layer="layout" svg:width="2.001cm" svg:height="1.115cm" svg:x="6.254cm" svg:y="26.987cm">
          <draw:text-box>
            <text:p><text:span text:style-name="T8">Нажатие</text:span></text:p>
            <text:p><text:span text:style-name="T8">по logout</text:span></text:p>
          </draw:text-box>
        </draw:frame>
        <draw:custom-shape draw:style-name="gr10" draw:text-style-name="P9" xml:id="id10" draw:id="id10" draw:layer="layout" svg:width="5.397cm" svg:height="2.223cm" svg:x="3.175cm" svg:y="32.702cm">
          <text:p text:style-name="P8"><text:span text:style-name="T8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1" draw:text-style-name="P15" draw:layer="layout" svg:x1="5.874cm" svg:y1="31.432cm" svg:x2="5.874cm" svg:y2="32.702cm" draw:start-shape="id5" draw:start-glue-point="2" draw:end-shape="id10" draw:end-glue-point="4" svg:d="M5874 31432v1270" svg:viewBox="0 0 1 1271">
          <text:p/>
        </draw:connector>
        <draw:custom-shape draw:style-name="gr10" draw:text-style-name="P9" xml:id="id11" draw:id="id11" draw:layer="layout" svg:width="5.397cm" svg:height="2.223cm" svg:x="22.225cm" svg:y="1.587cm">
          <text:p text:style-name="P8"><text:span text:style-name="T8">Загрузка главной страницы</text:span></text:p>
          <text:p text:style-name="P8"><text:span text:style-name="T8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2" draw:text-style-name="P12" xml:id="id12" draw:id="id12" draw:layer="layout" svg:width="5.397cm" svg:height="2.223cm" svg:x="22.225cm" svg:y="5.079cm">
          <text:p text:style-name="P11"><text:span text:style-name="T8">Запрос на проверку токен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2" xml:id="id13" draw:id="id13" draw:layer="layout" svg:width="5.397cm" svg:height="2.222cm" svg:x="22.225cm" svg:y="8.572cm">
          <text:p text:style-name="P11"><text:span text:style-name="T8">Токен валиден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2" draw:text-style-name="P12" xml:id="id15" draw:id="id15" draw:layer="layout" svg:width="5.397cm" svg:height="2.223cm" svg:x="22.225cm" svg:y="11.747cm">
          <text:p text:style-name="P11"><text:span text:style-name="T8">Запрос и вывод задач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0" xml:id="id14" draw:id="id14" draw:layer="layout" svg:width="5.397cm" svg:height="2.223cm" svg:x="29.21cm" svg:y="8.57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2" xml:id="id17" draw:id="id17" draw:layer="layout" svg:width="4.127cm" svg:height="2.223cm" svg:x="29.845cm" svg:y="8.572cm">
          <text:p text:style-name="P11"><text:span text:style-name="T8">Загрузка страницы авторизации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xml:id="id16" draw:id="id16" draw:layer="layout" svg:width="5.397cm" svg:height="2.223cm" svg:x="22.225cm" svg:y="15.239cm">
          <text:p text:style-name="P8"><text:span text:style-name="T8">Загрузка главной страницы</text:span></text:p>
          <text:p text:style-name="P8"><text:span text:style-name="T8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3" draw:text-style-name="P15" draw:layer="layout" svg:x1="24.924cm" svg:y1="3.81cm" svg:x2="24.924cm" svg:y2="5.079cm" draw:start-shape="id11" draw:start-glue-point="6" draw:end-shape="id12" draw:end-glue-point="4" svg:d="M24924 3810v1269" svg:viewBox="0 0 1 1270">
          <text:p/>
        </draw:connector>
        <draw:connector draw:style-name="gr34" draw:text-style-name="P15" draw:layer="layout" svg:x1="24.924cm" svg:y1="7.302cm" svg:x2="24.924cm" svg:y2="8.572cm" draw:start-shape="id12" draw:start-glue-point="6" draw:end-shape="id13" draw:end-glue-point="4" svg:d="M24924 7302v1270" svg:viewBox="0 0 1 1271">
          <text:p/>
        </draw:connector>
        <draw:connector draw:style-name="gr35" draw:text-style-name="P15" draw:layer="layout" svg:x1="27.622cm" svg:y1="9.683cm" svg:x2="29.21cm" svg:y2="9.685cm" draw:start-shape="id13" draw:start-glue-point="7" draw:end-shape="id14" draw:end-glue-point="5" svg:d="M27622 9683h794v2h794" svg:viewBox="0 0 1589 3">
          <text:p/>
        </draw:connector>
        <draw:connector draw:style-name="gr36" draw:text-style-name="P15" draw:layer="layout" svg:x1="24.924cm" svg:y1="10.794cm" svg:x2="24.924cm" svg:y2="11.747cm" draw:start-shape="id13" draw:start-glue-point="6" draw:end-shape="id15" draw:end-glue-point="4" svg:d="M24924 10794v953" svg:viewBox="0 0 1 954">
          <text:p/>
        </draw:connector>
        <draw:connector draw:style-name="gr37" draw:text-style-name="P15" xml:id="id18" draw:id="id18" draw:layer="layout" svg:x1="24.924cm" svg:y1="13.97cm" svg:x2="24.924cm" svg:y2="15.239cm" draw:start-shape="id15" draw:start-glue-point="6" draw:end-shape="id16" draw:end-glue-point="4" svg:d="M24924 13970v1269" svg:viewBox="0 0 1 1270">
          <text:p/>
        </draw:connector>
        <draw:connector draw:style-name="gr38" draw:text-style-name="P15" draw:layer="layout" draw:line-skew="2.222cm" svg:x1="31.909cm" svg:y1="10.795cm" svg:x2="24.924cm" svg:y2="14.604cm" draw:start-shape="id17" draw:start-glue-point="6" draw:end-shape="id18" draw:end-glue-point="0" svg:d="M31909 10795v3810h-6985v-1" svg:viewBox="0 0 6986 3811">
          <text:p/>
        </draw:connector>
        <draw:frame draw:style-name="gr39" draw:text-style-name="P16" draw:layer="layout" svg:width="0.942cm" svg:height="0.683cm" svg:x="24.13cm" svg:y="10.747cm">
          <draw:text-box>
            <text:p><text:span text:style-name="T8">Да</text:span></text:p>
          </draw:text-box>
        </draw:frame>
        <draw:frame draw:style-name="gr40" draw:text-style-name="P16" draw:layer="layout" svg:width="1.124cm" svg:height="0.683cm" svg:x="27.451cm" svg:y="9.159cm">
          <draw:text-box>
            <text:p><text:span text:style-name="T8">Нет</text:span></text:p>
          </draw:text-box>
        </draw:frame>
        <draw:custom-shape draw:style-name="gr10" draw:text-style-name="P9" xml:id="id19" draw:id="id19" draw:layer="layout" svg:width="5.397cm" svg:height="2.223cm" svg:x="22.225cm" svg:y="19.367cm">
          <text:p text:style-name="P8"><text:span text:style-name="T8">Обработка поиска</text:span></text:p>
          <text:p text:style-name="P8"><text:span text:style-name="T8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1" draw:text-style-name="P12" xml:id="id20" draw:id="id20" draw:layer="layout" svg:width="5.397cm" svg:height="2.223cm" svg:x="22.225cm" svg:y="22.86cm">
          <text:p text:style-name="P11"><text:span text:style-name="T8">Ввод данных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2" draw:text-style-name="P12" xml:id="id21" draw:id="id21" draw:layer="layout" svg:width="5.397cm" svg:height="2.223cm" svg:x="22.225cm" svg:y="26.352cm">
          <text:p text:style-name="P11"><text:span text:style-name="T8">Обновление состояния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" draw:text-style-name="P12" xml:id="id22" draw:id="id22" draw:layer="layout" svg:width="5.397cm" svg:height="2.223cm" svg:x="22.225cm" svg:y="29.845cm">
          <text:p text:style-name="P11"><text:span text:style-name="T8">Фильтрация задач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" draw:text-style-name="P12" xml:id="id23" draw:id="id23" draw:layer="layout" svg:width="5.397cm" svg:height="2.223cm" svg:x="22.225cm" svg:y="33.337cm">
          <text:p text:style-name="P11"><text:span text:style-name="T8">Обновление контекст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2" draw:text-style-name="P15" draw:layer="layout" svg:x1="24.924cm" svg:y1="21.59cm" svg:x2="24.924cm" svg:y2="22.86cm" draw:start-shape="id19" draw:start-glue-point="6" draw:end-shape="id20" draw:end-glue-point="5" svg:d="M24924 21590v1270" svg:viewBox="0 0 1 1271">
          <text:p/>
        </draw:connector>
        <draw:connector draw:style-name="gr43" draw:text-style-name="P15" draw:layer="layout" svg:x1="24.924cm" svg:y1="25.083cm" svg:x2="24.924cm" svg:y2="26.352cm" draw:start-shape="id20" draw:start-glue-point="8" draw:end-shape="id21" draw:end-glue-point="4" svg:d="M24924 25083v1269" svg:viewBox="0 0 1 1270">
          <text:p/>
        </draw:connector>
        <draw:connector draw:style-name="gr44" draw:text-style-name="P15" draw:layer="layout" svg:x1="24.924cm" svg:y1="28.575cm" svg:x2="24.924cm" svg:y2="29.845cm" draw:start-shape="id21" draw:start-glue-point="6" draw:end-shape="id22" draw:end-glue-point="4" svg:d="M24924 28575v1270" svg:viewBox="0 0 1 1271">
          <text:p/>
        </draw:connector>
        <draw:connector draw:style-name="gr45" draw:text-style-name="P15" draw:layer="layout" svg:x1="24.924cm" svg:y1="32.068cm" svg:x2="24.924cm" svg:y2="33.337cm" draw:start-shape="id22" draw:start-glue-point="6" draw:end-shape="id23" draw:end-glue-point="4" svg:d="M24924 32068v1269" svg:viewBox="0 0 1 1270">
          <text:p/>
        </draw:connector>
        <draw:custom-shape draw:style-name="gr10" draw:text-style-name="P9" xml:id="id33" draw:id="id33" draw:layer="layout" svg:width="5.397cm" svg:height="2.223cm" svg:x="22.225cm" svg:y="36.512cm">
          <text:p text:style-name="P8"><text:span text:style-name="T8">Обработка поиска</text:span></text:p>
          <text:p text:style-name="P8"><text:span text:style-name="T8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" draw:text-style-name="P9" xml:id="id24" draw:id="id24" draw:layer="layout" svg:width="5.397cm" svg:height="2.223cm" svg:x="38.418cm" svg:y="1.587cm">
          <text:p text:style-name="P8"><text:span text:style-name="T8">Открытие страницы задачи</text:span></text:p>
          <text:p text:style-name="P8"><text:span text:style-name="T8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2" draw:text-style-name="P12" xml:id="id25" draw:id="id25" draw:layer="layout" svg:width="5.397cm" svg:height="2.223cm" svg:x="38.418cm" svg:y="5.079cm">
          <text:p text:style-name="P11"><text:span text:style-name="T8">Поиск задачи в контексте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" draw:text-style-name="P12" xml:id="id26" draw:id="id26" draw:layer="layout" svg:width="5.397cm" svg:height="2.223cm" svg:x="38.418cm" svg:y="8.572cm">
          <text:p text:style-name="P11"><text:span text:style-name="T8">Вывод задачи на экран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2" xml:id="id27" draw:id="id27" draw:layer="layout" svg:width="5.397cm" svg:height="2.222cm" svg:x="38.417cm" svg:y="12.065cm">
          <text:p text:style-name="P11"><text:span text:style-name="T8">Выбор действия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1" draw:text-style-name="P10" xml:id="id28" draw:id="id28" draw:layer="layout" svg:width="5.397cm" svg:height="2.223cm" svg:x="44.45cm" svg:y="15.55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2" draw:layer="layout" svg:width="4.127cm" svg:height="2.223cm" svg:x="45.085cm" svg:y="15.55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2" draw:layer="layout" svg:width="4.127cm" svg:height="2.223cm" svg:x="45.085cm" svg:y="15.556cm">
          <text:p text:style-name="P11"><text:span text:style-name="T8">И</text:span><text:span text:style-name="T8">з</text:span><text:span text:style-name="T8">м</text:span><text:span text:style-name="T8">е</text:span><text:span text:style-name="T8">н</text:span><text:span text:style-name="T8">е</text:span><text:span text:style-name="T8">н</text:span><text:span text:style-name="T8">и</text:span><text:span text:style-name="T8">е </text:span><text:span text:style-name="T8">з</text:span><text:span text:style-name="T8">а</text:span><text:span text:style-name="T8">д</text:span><text:span text:style-name="T8">а</text:span><text:span text:style-name="T8">ч</text:span><text:span text:style-name="T8">и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0" xml:id="id29" draw:id="id29" draw:layer="layout" svg:width="5.397cm" svg:height="2.223cm" svg:x="44.45cm" svg:y="19.04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2" draw:layer="layout" svg:width="4.127cm" svg:height="2.223cm" svg:x="45.085cm" svg:y="19.04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2" draw:layer="layout" svg:width="4.127cm" svg:height="2.223cm" svg:x="45.085cm" svg:y="19.048cm">
          <text:p text:style-name="P11"><text:span text:style-name="T8">У</text:span><text:span text:style-name="T8">д</text:span><text:span text:style-name="T8">а</text:span><text:span text:style-name="T8">л</text:span><text:span text:style-name="T8">е</text:span><text:span text:style-name="T8">н</text:span><text:span text:style-name="T8">и</text:span><text:span text:style-name="T8">е </text:span><text:span text:style-name="T8">з</text:span><text:span text:style-name="T8">а</text:span><text:span text:style-name="T8">д</text:span><text:span text:style-name="T8">а</text:span><text:span text:style-name="T8">ч</text:span><text:span text:style-name="T8">и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0" xml:id="id30" draw:id="id30" draw:layer="layout" svg:width="5.397cm" svg:height="2.223cm" svg:x="44.45cm" svg:y="22.54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2" draw:layer="layout" svg:width="4.127cm" svg:height="2.223cm" svg:x="45.085cm" svg:y="22.54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2" draw:layer="layout" svg:width="4.127cm" svg:height="2.223cm" svg:x="45.085cm" svg:y="22.541cm">
          <text:p text:style-name="P11"><text:span text:style-name="T8">З</text:span><text:span text:style-name="T8">а</text:span><text:span text:style-name="T8">в</text:span><text:span text:style-name="T8">е</text:span><text:span text:style-name="T8">р</text:span><text:span text:style-name="T8">ш</text:span><text:span text:style-name="T8">е</text:span><text:span text:style-name="T8">н</text:span><text:span text:style-name="T8">и</text:span><text:span text:style-name="T8">е </text:span><text:span text:style-name="T8">з</text:span><text:span text:style-name="T8">а</text:span><text:span text:style-name="T8">д</text:span><text:span text:style-name="T8">а</text:span><text:span text:style-name="T8">ч</text:span><text:span text:style-name="T8">и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0" xml:id="id31" draw:id="id31" draw:layer="layout" svg:width="5.397cm" svg:height="2.223cm" svg:x="44.45cm" svg:y="26.03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2" draw:layer="layout" svg:width="4.127cm" svg:height="2.223cm" svg:x="45.085cm" svg:y="26.0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2" draw:layer="layout" svg:width="4.127cm" svg:height="2.223cm" svg:x="45.085cm" svg:y="26.033cm">
          <text:p text:style-name="P11"><text:span text:style-name="T8">О</text:span><text:span text:style-name="T8">т</text:span><text:span text:style-name="T8">м</text:span><text:span text:style-name="T8">е</text:span><text:span text:style-name="T8">н</text:span><text:span text:style-name="T8">а </text:span><text:span text:style-name="T8">з</text:span><text:span text:style-name="T8">а</text:span><text:span text:style-name="T8">д</text:span><text:span text:style-name="T8">а</text:span><text:span text:style-name="T8">ч</text:span><text:span text:style-name="T8">и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xml:id="id32" draw:id="id32" draw:layer="layout" svg:width="5.397cm" svg:height="2.223cm" svg:x="38.418cm" svg:y="30.162cm">
          <text:p text:style-name="P8"><text:span text:style-name="T8">Открытие страницы задачи</text:span></text:p>
          <text:p text:style-name="P8"><text:span text:style-name="T8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6" draw:text-style-name="P15" draw:layer="layout" svg:x1="41.117cm" svg:y1="3.81cm" svg:x2="41.117cm" svg:y2="5.079cm" draw:start-shape="id24" draw:start-glue-point="6" draw:end-shape="id25" draw:end-glue-point="4" svg:d="M41117 3810v1269" svg:viewBox="0 0 1 1270">
          <text:p/>
        </draw:connector>
        <draw:connector draw:style-name="gr47" draw:text-style-name="P15" draw:layer="layout" svg:x1="41.117cm" svg:y1="7.302cm" svg:x2="41.117cm" svg:y2="8.572cm" draw:start-shape="id25" draw:start-glue-point="6" draw:end-shape="id26" draw:end-glue-point="4" svg:d="M41117 7302v1270" svg:viewBox="0 0 1 1271">
          <text:p/>
        </draw:connector>
        <draw:connector draw:style-name="gr48" draw:text-style-name="P15" draw:layer="layout" svg:x1="41.117cm" svg:y1="10.795cm" svg:x2="41.116cm" svg:y2="12.065cm" draw:start-shape="id26" draw:start-glue-point="6" draw:end-shape="id27" draw:end-glue-point="4" svg:d="M41117 10795v635h-1v635" svg:viewBox="0 0 2 1271">
          <text:p/>
        </draw:connector>
        <draw:connector draw:style-name="gr49" draw:text-style-name="P15" draw:layer="layout" svg:x1="41.116cm" svg:y1="14.287cm" svg:x2="44.45cm" svg:y2="16.669cm" draw:start-shape="id27" draw:start-glue-point="6" draw:end-shape="id28" draw:end-glue-point="5" svg:d="M41116 14287v2382h3334" svg:viewBox="0 0 3335 2383">
          <text:p/>
        </draw:connector>
        <draw:connector draw:style-name="gr50" draw:text-style-name="P15" draw:layer="layout" svg:x1="41.116cm" svg:y1="14.287cm" svg:x2="44.45cm" svg:y2="20.161cm" draw:start-shape="id27" draw:start-glue-point="6" draw:end-shape="id29" draw:end-glue-point="5" svg:d="M41116 14287v5874h3334" svg:viewBox="0 0 3335 5875">
          <text:p/>
        </draw:connector>
        <draw:connector draw:style-name="gr51" draw:text-style-name="P15" draw:layer="layout" svg:x1="41.116cm" svg:y1="14.287cm" svg:x2="44.45cm" svg:y2="23.654cm" draw:start-shape="id27" draw:start-glue-point="6" draw:end-shape="id30" draw:end-glue-point="5" svg:d="M41116 14287v9367h3334" svg:viewBox="0 0 3335 9368">
          <text:p/>
        </draw:connector>
        <draw:connector draw:style-name="gr52" draw:text-style-name="P15" draw:layer="layout" svg:x1="41.116cm" svg:y1="14.287cm" svg:x2="44.45cm" svg:y2="27.146cm" draw:start-shape="id27" draw:start-glue-point="6" draw:end-shape="id31" draw:end-glue-point="5" svg:d="M41116 14287v12859h3334" svg:viewBox="0 0 3335 12860">
          <text:p/>
        </draw:connector>
        <draw:connector draw:style-name="gr53" draw:text-style-name="P15" draw:layer="layout" svg:x1="41.116cm" svg:y1="14.287cm" svg:x2="41.117cm" svg:y2="30.162cm" draw:start-shape="id27" draw:start-glue-point="6" draw:end-shape="id32" draw:end-glue-point="4" svg:d="M41116 14287v7938h1v7937" svg:viewBox="0 0 2 15876">
          <text:p/>
        </draw:connector>
        <draw:connector draw:style-name="gr54" draw:text-style-name="P15" draw:layer="layout" draw:line-skew="2.039cm" svg:x1="49.847cm" svg:y1="16.669cm" svg:x2="41.116cm" svg:y2="28.946cm" draw:start-shape="id28" draw:start-glue-point="7" svg:d="M49847 16669h2540v12277h-11271" svg:viewBox="0 0 11272 12278">
          <text:p/>
        </draw:connector>
        <draw:connector draw:style-name="gr55" draw:text-style-name="P15" draw:layer="layout" svg:x1="49.847cm" svg:y1="20.161cm" svg:x2="52.424cm" svg:y2="20.157cm" draw:start-shape="id29" draw:start-glue-point="7" svg:d="M49847 20161h1539v-4h1038" svg:viewBox="0 0 2578 5">
          <text:p/>
        </draw:connector>
        <draw:connector draw:style-name="gr56" draw:text-style-name="P15" draw:layer="layout" svg:x1="49.847cm" svg:y1="23.654cm" svg:x2="52.411cm" svg:y2="23.668cm" draw:start-shape="id30" draw:start-glue-point="7" svg:d="M49847 23654h1533v14h1031" svg:viewBox="0 0 2565 15">
          <text:p/>
        </draw:connector>
        <draw:connector draw:style-name="gr57" draw:text-style-name="P15" draw:layer="layout" svg:x1="49.847cm" svg:y1="27.146cm" svg:x2="52.387cm" svg:y2="27.144cm" draw:start-shape="id31" draw:start-glue-point="7" svg:d="M49847 27146h1521v-2h1019" svg:viewBox="0 0 2541 3">
          <text:p/>
        </draw:connector>
        <draw:frame draw:style-name="gr58" draw:text-style-name="P16" draw:layer="layout" svg:width="2.415cm" svg:height="1.115cm" svg:x="41.4cm" svg:y="16.827cm">
          <draw:text-box>
            <text:p><text:span text:style-name="T8">Нажатие на</text:span></text:p>
            <text:p><text:span text:style-name="T8">Edit Task</text:span></text:p>
          </draw:text-box>
        </draw:frame>
        <draw:frame draw:style-name="gr58" draw:text-style-name="P16" draw:layer="layout" svg:width="2.415cm" svg:height="1.115cm" svg:x="41.275cm" svg:y="20.32cm">
          <draw:text-box>
            <text:p><text:span text:style-name="T8">Нажатие на</text:span></text:p>
            <text:p><text:span text:style-name="T8">Delete Task</text:span></text:p>
          </draw:text-box>
        </draw:frame>
        <draw:frame draw:style-name="gr58" draw:text-style-name="P16" draw:layer="layout" svg:width="2.415cm" svg:height="1.115cm" svg:x="41.275cm" svg:y="23.65cm">
          <draw:text-box>
            <text:p><text:span text:style-name="T8">Нажатие на</text:span></text:p>
            <text:p><text:span text:style-name="T8">Finish Task</text:span></text:p>
          </draw:text-box>
        </draw:frame>
        <draw:frame draw:style-name="gr58" draw:text-style-name="P16" draw:layer="layout" svg:width="2.415cm" svg:height="1.115cm" svg:x="41.275cm" svg:y="27.305cm">
          <draw:text-box>
            <text:p><text:span text:style-name="T8">Нажатие на</text:span></text:p>
            <text:p><text:span text:style-name="T8">Cancel Task</text:span></text:p>
          </draw:text-box>
        </draw:frame>
        <draw:connector draw:style-name="gr59" draw:text-style-name="P15" draw:layer="layout" draw:type="line" svg:x1="24.924cm" svg:y1="35.56cm" svg:x2="24.924cm" svg:y2="36.512cm" draw:start-shape="id23" draw:start-glue-point="6" draw:end-shape="id33" draw:end-glue-point="4" svg:d="M24924 35560v952" svg:viewBox="0 0 1 953">
          <text:p/>
        </draw:connector>
        <draw:custom-shape draw:style-name="gr10" draw:text-style-name="P9" xml:id="id34" draw:id="id34" draw:layer="layout" svg:width="5.397cm" svg:height="2.223cm" svg:x="3.175cm" svg:y="36.195cm">
          <text:p text:style-name="P8"><text:span text:style-name="T8">Открытие страницы создания задачи</text:span></text:p>
          <text:p text:style-name="P8"><text:span text:style-name="T8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1" draw:text-style-name="P12" xml:id="id35" draw:id="id35" draw:layer="layout" svg:width="5.397cm" svg:height="2.223cm" svg:x="3.175cm" svg:y="39.687cm">
          <text:p text:style-name="P11"><text:span text:style-name="T8">Ввод данных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10" draw:layer="layout" svg:width="5.397cm" svg:height="2.223cm" svg:x="3.175cm" svg:y="43.49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2" xml:id="id36" draw:id="id36" draw:layer="layout" svg:width="4.127cm" svg:height="2.223cm" svg:x="3.81cm" svg:y="43.497cm">
          <text:p text:style-name="P11"><text:span text:style-name="T8">Создание задачи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0" draw:layer="layout" svg:width="5.397cm" svg:height="2.223cm" svg:x="3.175cm" svg:y="46.98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2" xml:id="id37" draw:id="id37" draw:layer="layout" svg:width="4.127cm" svg:height="2.223cm" svg:x="3.81cm" svg:y="46.988cm">
          <text:p text:style-name="P11"><text:span text:style-name="T8">Загрузка главной страницы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xml:id="id38" draw:id="id38" draw:layer="layout" svg:width="5.397cm" svg:height="2.223cm" svg:x="3.175cm" svg:y="50.482cm">
          <text:p text:style-name="P8"><text:span text:style-name="T8">Открытие страницы создания задачи</text:span></text:p>
          <text:p text:style-name="P8"><text:span text:style-name="T8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0" draw:text-style-name="P15" draw:layer="layout" svg:x1="5.874cm" svg:y1="38.418cm" svg:x2="5.874cm" svg:y2="39.687cm" draw:start-shape="id34" draw:start-glue-point="6" draw:end-shape="id35" draw:end-glue-point="5" svg:d="M5874 38418v1269" svg:viewBox="0 0 1 1270">
          <text:p/>
        </draw:connector>
        <draw:connector draw:style-name="gr61" draw:text-style-name="P15" draw:layer="layout" svg:x1="5.874cm" svg:y1="41.91cm" svg:x2="5.874cm" svg:y2="43.497cm" draw:start-shape="id35" draw:start-glue-point="8" draw:end-shape="id36" draw:end-glue-point="4" svg:d="M5874 41910v1587" svg:viewBox="0 0 1 1588">
          <text:p/>
        </draw:connector>
        <draw:connector draw:style-name="gr62" draw:text-style-name="P15" draw:layer="layout" svg:x1="5.874cm" svg:y1="45.72cm" svg:x2="5.874cm" svg:y2="46.988cm" draw:start-shape="id36" draw:start-glue-point="6" draw:end-shape="id37" draw:end-glue-point="4" svg:d="M5874 45720v1268" svg:viewBox="0 0 1 1269">
          <text:p/>
        </draw:connector>
        <draw:connector draw:style-name="gr63" draw:text-style-name="P15" draw:layer="layout" svg:x1="5.874cm" svg:y1="49.211cm" svg:x2="5.874cm" svg:y2="50.482cm" draw:start-shape="id37" draw:start-glue-point="6" draw:end-shape="id38" draw:end-glue-point="4" svg:d="M5874 49211v1271" svg:viewBox="0 0 1 1272">
          <text:p/>
        </draw:connector>
        <draw:custom-shape draw:style-name="gr10" draw:text-style-name="P9" xml:id="id39" draw:id="id39" draw:layer="layout" svg:width="5.397cm" svg:height="2.223cm" svg:x="11.747cm" svg:y="32.702cm">
          <text:p text:style-name="P8"><text:span text:style-name="T8">Выход из аккаунта</text:span></text:p>
          <text:p text:style-name="P8"><text:span text:style-name="T8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2" draw:text-style-name="P12" xml:id="id40" draw:id="id40" draw:layer="layout" svg:width="5.397cm" svg:height="2.223cm" svg:x="11.747cm" svg:y="36.194cm">
          <text:p text:style-name="P11"><text:span text:style-name="T8">Очитска локального хранилищ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4" draw:text-style-name="P15" draw:layer="layout" svg:x1="14.446cm" svg:y1="34.925cm" svg:x2="14.446cm" svg:y2="36.194cm" draw:start-shape="id39" draw:start-glue-point="6" draw:end-shape="id40" draw:end-glue-point="4" svg:d="M14446 34925v1269" svg:viewBox="0 0 1 1270">
          <text:p/>
        </draw:connector>
        <draw:custom-shape draw:style-name="gr32" draw:text-style-name="P12" xml:id="id41" draw:id="id41" draw:layer="layout" svg:width="5.397cm" svg:height="2.223cm" svg:x="11.748cm" svg:y="39.687cm">
          <text:p text:style-name="P11"><text:span text:style-name="T8">Обновление контекст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5" draw:text-style-name="P15" draw:layer="layout" svg:x1="14.446cm" svg:y1="38.417cm" svg:x2="14.447cm" svg:y2="39.687cm" draw:start-shape="id40" draw:start-glue-point="6" draw:end-shape="id41" draw:end-glue-point="4" svg:d="M14446 38417v635h1v635" svg:viewBox="0 0 2 1271">
          <text:p/>
        </draw:connector>
        <draw:custom-shape draw:style-name="gr11" draw:text-style-name="P10" draw:layer="layout" svg:width="5.397cm" svg:height="2.223cm" svg:x="11.748cm" svg:y="43.18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2" xml:id="id42" draw:id="id42" draw:layer="layout" svg:width="4.127cm" svg:height="2.223cm" svg:x="12.383cm" svg:y="43.18cm">
          <text:p text:style-name="P11"><text:span text:style-name="T8">Загрузка страницы авторизации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6" draw:text-style-name="P15" draw:layer="layout" svg:x1="14.447cm" svg:y1="41.91cm" svg:x2="14.447cm" svg:y2="43.18cm" draw:start-shape="id41" draw:start-glue-point="6" draw:end-shape="id42" draw:end-glue-point="4" svg:d="M14447 41910v1270" svg:viewBox="0 0 1 1271">
          <text:p/>
        </draw:connector>
        <draw:custom-shape draw:style-name="gr10" draw:text-style-name="P9" xml:id="id43" draw:id="id43" draw:layer="layout" svg:width="5.397cm" svg:height="2.223cm" svg:x="11.747cm" svg:y="46.672cm">
          <text:p text:style-name="P8"><text:span text:style-name="T8">Выход из аккаунта</text:span></text:p>
          <text:p text:style-name="P8"><text:span text:style-name="T8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7" draw:text-style-name="P15" draw:layer="layout" svg:x1="14.447cm" svg:y1="45.403cm" svg:x2="14.446cm" svg:y2="46.672cm" draw:start-shape="id42" draw:start-glue-point="6" draw:end-shape="id43" draw:end-glue-point="4" svg:d="M14447 45403v634h-1v635" svg:viewBox="0 0 2 1270">
          <text:p/>
        </draw:connector>
        <draw:custom-shape draw:style-name="gr10" draw:text-style-name="P9" xml:id="id46" draw:id="id46" draw:layer="layout" svg:width="5.397cm" svg:height="2.223cm" svg:x="30.797cm" svg:y="38.418cm">
          <text:p text:style-name="P8"><text:span text:style-name="T8">Загрузка страницы авторизации</text:span></text:p>
          <text:p text:style-name="P8"><text:span text:style-name="T8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1" draw:text-style-name="P12" xml:id="id44" draw:id="id44" draw:layer="layout" svg:width="5.397cm" svg:height="2.223cm" svg:x="30.797cm" svg:y="41.91cm">
          <text:p text:style-name="P11"><text:span text:style-name="T8">Ввод данных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12" xml:id="id45" draw:id="id45" draw:layer="layout" svg:width="5.397cm" svg:height="2.222cm" svg:x="30.797cm" svg:y="45.403cm">
          <text:p text:style-name="P11"><text:span text:style-name="T8">Данные валидны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68" draw:text-style-name="P15" draw:layer="layout" svg:x1="33.496cm" svg:y1="44.133cm" svg:x2="33.496cm" svg:y2="45.403cm" draw:start-shape="id44" draw:start-glue-point="8" draw:end-shape="id45" draw:end-glue-point="4" svg:d="M33496 44133v1270" svg:viewBox="0 0 1 1271">
          <text:p/>
        </draw:connector>
        <draw:connector draw:style-name="gr69" draw:text-style-name="P15" xml:id="id48" draw:id="id48" draw:layer="layout" svg:x1="33.496cm" svg:y1="40.641cm" svg:x2="33.496cm" svg:y2="41.91cm" draw:start-shape="id46" draw:start-glue-point="6" draw:end-shape="id44" draw:end-glue-point="5" svg:d="M33496 40641v1269" svg:viewBox="0 0 1 1270">
          <text:p/>
        </draw:connector>
        <draw:custom-shape draw:style-name="gr32" draw:text-style-name="P12" xml:id="id47" draw:id="id47" draw:layer="layout" svg:width="5.397cm" svg:height="2.223cm" svg:x="24.447cm" svg:y="45.402cm">
          <text:p text:style-name="P11"><text:span text:style-name="T8">Вывод сообщения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0" draw:text-style-name="P15" draw:layer="layout" draw:type="line" svg:x1="30.797cm" svg:y1="46.514cm" svg:x2="29.844cm" svg:y2="46.514cm" draw:start-shape="id45" draw:start-glue-point="5" draw:end-shape="id47" draw:end-glue-point="7" svg:d="M30797 46514h-953" svg:viewBox="0 0 954 1">
          <text:p/>
        </draw:connector>
        <draw:connector draw:style-name="gr71" draw:text-style-name="P15" draw:layer="layout" svg:x1="24.447cm" svg:y1="46.514cm" svg:x2="33.496cm" svg:y2="41.275cm" draw:start-shape="id47" draw:start-glue-point="5" draw:end-shape="id48" draw:end-glue-point="0" svg:d="M24447 46514h-502v-5239h9551" svg:viewBox="0 0 9552 5240">
          <text:p/>
        </draw:connector>
        <draw:custom-shape draw:style-name="gr11" draw:text-style-name="P10" draw:layer="layout" svg:width="5.397cm" svg:height="2.223cm" svg:x="30.797cm" svg:y="48.57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2" xml:id="id49" draw:id="id49" draw:layer="layout" svg:width="4.127cm" svg:height="2.223cm" svg:x="31.432cm" svg:y="48.577cm">
          <text:p text:style-name="P11"><text:span text:style-name="T8">Загрузка главной страницы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xml:id="id50" draw:id="id50" draw:layer="layout" svg:width="5.397cm" svg:height="2.223cm" svg:x="30.798cm" svg:y="52.069cm">
          <text:p text:style-name="P8"><text:span text:style-name="T8">З</text:span><text:span text:style-name="T8">а</text:span><text:span text:style-name="T8">г</text:span><text:span text:style-name="T8">р</text:span><text:span text:style-name="T8">у</text:span><text:span text:style-name="T8">з</text:span><text:span text:style-name="T8">к</text:span><text:span text:style-name="T8">а </text:span><text:span text:style-name="T8">с</text:span><text:span text:style-name="T8">т</text:span><text:span text:style-name="T8">р</text:span><text:span text:style-name="T8">а</text:span><text:span text:style-name="T8">н</text:span><text:span text:style-name="T8">и</text:span><text:span text:style-name="T8">ц</text:span><text:span text:style-name="T8">ы</text:span><text:span text:style-name="T8"> </text:span><text:span text:style-name="T8">а</text:span><text:span text:style-name="T8">в</text:span><text:span text:style-name="T8">т</text:span><text:span text:style-name="T8">о</text:span><text:span text:style-name="T8">р</text:span><text:span text:style-name="T8">и</text:span><text:span text:style-name="T8">з</text:span><text:span text:style-name="T8">а</text:span><text:span text:style-name="T8">ц</text:span><text:span text:style-name="T8">и</text:span><text:span text:style-name="T8">и</text:span></text:p>
          <text:p text:style-name="P8"><text:span text:style-name="T8">К</text:span><text:span text:style-name="T8">о</text:span><text:span text:style-name="T8">н</text:span><text:span text:style-name="T8">е</text:span><text:span text:style-name="T8">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2" draw:text-style-name="P15" draw:layer="layout" svg:x1="33.496cm" svg:y1="47.625cm" svg:x2="33.496cm" svg:y2="48.577cm" draw:start-shape="id45" draw:start-glue-point="6" draw:end-shape="id49" draw:end-glue-point="4" svg:d="M33496 47625v952" svg:viewBox="0 0 1 953">
          <text:p/>
        </draw:connector>
        <draw:connector draw:style-name="gr73" draw:text-style-name="P15" draw:layer="layout" svg:x1="33.496cm" svg:y1="50.8cm" svg:x2="33.496cm" svg:y2="52.069cm" draw:start-shape="id49" draw:start-glue-point="6" draw:end-shape="id50" svg:d="M33496 50800v1269" svg:viewBox="0 0 1 1270">
          <text:p/>
        </draw:connector>
        <draw:frame draw:style-name="gr39" draw:text-style-name="P16" draw:layer="layout" svg:width="0.942cm" svg:height="0.683cm" svg:x="33.348cm" svg:y="47.577cm">
          <draw:text-box>
            <text:p><text:span text:style-name="T8">Да</text:span></text:p>
          </draw:text-box>
        </draw:frame>
        <draw:frame draw:style-name="gr40" draw:text-style-name="P16" draw:layer="layout" svg:width="1.124cm" svg:height="0.683cm" svg:x="29.991cm" svg:y="45.989cm">
          <draw:text-box>
            <text:p><text:span text:style-name="T8">Нет</text:span></text:p>
          </draw:text-box>
        </draw:frame>
        <draw:custom-shape draw:style-name="gr10" draw:text-style-name="P9" xml:id="id51" draw:id="id51" draw:layer="layout" svg:width="5.397cm" svg:height="2.223cm" svg:x="56.197cm" svg:y="1.587cm">
          <text:p text:style-name="P8"><text:span text:style-name="T8">Регистрация</text:span></text:p>
          <text:p text:style-name="P8"><text:span text:style-name="T8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1" draw:text-style-name="P12" xml:id="id52" draw:id="id52" draw:layer="layout" svg:width="5.397cm" svg:height="2.223cm" svg:x="56.197cm" svg:y="5.08cm">
          <text:p text:style-name="P11"><text:span text:style-name="T8">Ввод данных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74" draw:text-style-name="P15" xml:id="id54" draw:id="id54" draw:layer="layout" svg:x1="58.896cm" svg:y1="3.81cm" svg:x2="58.896cm" svg:y2="5.08cm" draw:start-shape="id51" draw:start-glue-point="6" draw:end-shape="id52" draw:end-glue-point="5" svg:d="M58896 3810v1270" svg:viewBox="0 0 1 1271">
          <text:p/>
        </draw:connector>
        <draw:custom-shape draw:style-name="gr15" draw:text-style-name="P12" xml:id="id53" draw:id="id53" draw:layer="layout" svg:width="5.397cm" svg:height="2.222cm" svg:x="56.197cm" svg:y="8.255cm">
          <text:p text:style-name="P11"><text:span text:style-name="T8">Email уже существует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75" draw:text-style-name="P15" draw:layer="layout" svg:x1="58.896cm" svg:y1="7.303cm" svg:x2="58.896cm" svg:y2="8.255cm" draw:start-shape="id52" draw:start-glue-point="8" draw:end-shape="id53" draw:end-glue-point="4" svg:d="M58896 7303v952" svg:viewBox="0 0 1 953">
          <text:p/>
        </draw:connector>
        <draw:connector draw:style-name="gr76" draw:text-style-name="P15" draw:layer="layout" draw:line-skew="0.452cm" svg:x1="61.594cm" svg:y1="9.366cm" svg:x2="58.896cm" svg:y2="4.445cm" draw:start-shape="id53" draw:start-glue-point="7" draw:end-shape="id54" draw:end-glue-point="0" svg:d="M61594 9366h953v-4921h-3651" svg:viewBox="0 0 3652 4922">
          <text:p/>
        </draw:connector>
        <draw:custom-shape draw:style-name="gr32" draw:text-style-name="P12" xml:id="id55" draw:id="id55" draw:layer="layout" svg:width="5.397cm" svg:height="2.223cm" svg:x="56.197cm" svg:y="11.43cm">
          <text:p text:style-name="P11"><text:span text:style-name="T8">Запрос на сервер для регистрации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0" draw:layer="layout" svg:width="5.397cm" svg:height="2.223cm" svg:x="56.197cm" svg:y="14.92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2" xml:id="id56" draw:id="id56" draw:layer="layout" svg:width="4.127cm" svg:height="2.223cm" svg:x="56.832cm" svg:y="14.922cm">
          <text:p text:style-name="P11"><text:span text:style-name="T8">Загрузка страницы авторизации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xml:id="id57" draw:id="id57" draw:layer="layout" svg:width="5.397cm" svg:height="2.223cm" svg:x="56.197cm" svg:y="18.415cm">
          <text:p text:style-name="P8"><text:span text:style-name="T8">Регистрация</text:span></text:p>
          <text:p text:style-name="P8"><text:span text:style-name="T8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7" draw:text-style-name="P15" draw:layer="layout" svg:x1="58.896cm" svg:y1="10.477cm" svg:x2="58.896cm" svg:y2="11.43cm" draw:start-shape="id53" draw:start-glue-point="6" draw:end-shape="id55" draw:end-glue-point="4" svg:d="M58896 10477v953" svg:viewBox="0 0 1 954">
          <text:p/>
        </draw:connector>
        <draw:connector draw:style-name="gr78" draw:text-style-name="P15" draw:layer="layout" svg:x1="58.896cm" svg:y1="13.653cm" svg:x2="58.896cm" svg:y2="14.922cm" draw:start-shape="id55" draw:start-glue-point="6" draw:end-shape="id56" draw:end-glue-point="4" svg:d="M58896 13653v1269" svg:viewBox="0 0 1 1270">
          <text:p/>
        </draw:connector>
        <draw:connector draw:style-name="gr79" draw:text-style-name="P15" draw:layer="layout" svg:x1="58.896cm" svg:y1="17.145cm" svg:x2="58.896cm" svg:y2="18.415cm" draw:start-shape="id56" draw:start-glue-point="6" draw:end-shape="id57" draw:end-glue-point="4" svg:d="M58896 17145v1270" svg:viewBox="0 0 1 1271">
          <text:p/>
        </draw:connector>
        <draw:frame draw:style-name="gr39" draw:text-style-name="P16" draw:layer="layout" svg:width="0.942cm" svg:height="0.683cm" svg:x="61.288cm" svg:y="8.572cm">
          <draw:text-box>
            <text:p><text:span text:style-name="T8">Да</text:span></text:p>
          </draw:text-box>
        </draw:frame>
        <draw:frame draw:style-name="gr40" draw:text-style-name="P16" draw:layer="layout" svg:width="1.124cm" svg:height="0.683cm" svg:x="58.883cm" svg:y="10.429cm">
          <draw:text-box>
            <text:p><text:span text:style-name="T8">Нет</text:span></text:p>
          </draw:text-box>
        </draw:frame>
        <draw:custom-shape draw:style-name="gr10" draw:text-style-name="P9" xml:id="id58" draw:id="id58" draw:layer="layout" svg:width="5.397cm" svg:height="2.223cm" svg:x="66.04cm" svg:y="1.587cm">
          <text:p text:style-name="P8"><text:span text:style-name="T8">Создание задачи</text:span></text:p>
          <text:p text:style-name="P8"><text:span text:style-name="T8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1" draw:text-style-name="P12" xml:id="id59" draw:id="id59" draw:layer="layout" svg:width="5.397cm" svg:height="2.223cm" svg:x="66.04cm" svg:y="5.08cm">
          <text:p text:style-name="P11"><text:span text:style-name="T8">Ввод данных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12" xml:id="id60" draw:id="id60" draw:layer="layout" svg:width="5.397cm" svg:height="2.222cm" svg:x="66.04cm" svg:y="8.255cm">
          <text:p text:style-name="P11"><text:span text:style-name="T8">Все поля заполнены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2" draw:text-style-name="P12" xml:id="id61" draw:id="id61" draw:layer="layout" svg:width="5.397cm" svg:height="2.223cm" svg:x="66.04cm" svg:y="11.43cm">
          <text:p text:style-name="P11"><text:span text:style-name="T8">Запрос на сервер для создания задачи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0" draw:layer="layout" svg:width="5.397cm" svg:height="2.223cm" svg:x="66.04cm" svg:y="14.92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2" xml:id="id62" draw:id="id62" draw:layer="layout" svg:width="4.127cm" svg:height="2.223cm" svg:x="66.675cm" svg:y="14.922cm">
          <text:p text:style-name="P11"><text:span text:style-name="T8">Загрузка главной страницы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xml:id="id63" draw:id="id63" draw:layer="layout" svg:width="5.397cm" svg:height="2.223cm" svg:x="66.04cm" svg:y="18.414cm">
          <text:p text:style-name="P8"><text:span text:style-name="T8">Создание задачи</text:span></text:p>
          <text:p text:style-name="P8"><text:span text:style-name="T8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0" draw:text-style-name="P15" xml:id="id64" draw:id="id64" draw:layer="layout" svg:x1="68.739cm" svg:y1="3.81cm" svg:x2="68.739cm" svg:y2="5.08cm" draw:start-shape="id58" draw:start-glue-point="6" draw:end-shape="id59" draw:end-glue-point="5" svg:d="M68739 3810v1270" svg:viewBox="0 0 1 1271">
          <text:p/>
        </draw:connector>
        <draw:connector draw:style-name="gr81" draw:text-style-name="P15" draw:layer="layout" svg:x1="68.739cm" svg:y1="7.303cm" svg:x2="68.739cm" svg:y2="8.255cm" draw:start-shape="id59" draw:start-glue-point="8" draw:end-shape="id60" draw:end-glue-point="4" svg:d="M68739 7303v952" svg:viewBox="0 0 1 953">
          <text:p/>
        </draw:connector>
        <draw:connector draw:style-name="gr82" draw:text-style-name="P15" draw:layer="layout" svg:x1="68.739cm" svg:y1="10.477cm" svg:x2="68.739cm" svg:y2="11.43cm" draw:start-shape="id60" draw:start-glue-point="6" draw:end-shape="id61" draw:end-glue-point="4" svg:d="M68739 10477v953" svg:viewBox="0 0 1 954">
          <text:p/>
        </draw:connector>
        <draw:connector draw:style-name="gr83" draw:text-style-name="P15" draw:layer="layout" svg:x1="68.739cm" svg:y1="13.653cm" svg:x2="68.739cm" svg:y2="14.922cm" draw:start-shape="id61" draw:start-glue-point="6" draw:end-shape="id62" draw:end-glue-point="4" svg:d="M68739 13653v1269" svg:viewBox="0 0 1 1270">
          <text:p/>
        </draw:connector>
        <draw:connector draw:style-name="gr84" draw:text-style-name="P15" draw:layer="layout" svg:x1="68.739cm" svg:y1="17.145cm" svg:x2="68.739cm" svg:y2="18.414cm" draw:start-shape="id62" draw:start-glue-point="6" draw:end-shape="id63" draw:end-glue-point="4" svg:d="M68739 17145v1269" svg:viewBox="0 0 1 1270">
          <text:p/>
        </draw:connector>
        <draw:connector draw:style-name="gr85" draw:text-style-name="P15" draw:layer="layout" svg:x1="71.437cm" svg:y1="9.366cm" svg:x2="68.739cm" svg:y2="4.445cm" draw:start-shape="id60" draw:start-glue-point="7" draw:end-shape="id64" draw:end-glue-point="0" svg:d="M71437 9366h501v-4921h-3199" svg:viewBox="0 0 3200 4922">
          <text:p/>
        </draw:connector>
        <draw:frame draw:style-name="gr39" draw:text-style-name="P16" draw:layer="layout" svg:width="0.942cm" svg:height="0.683cm" svg:x="67.945cm" svg:y="10.429cm">
          <draw:text-box>
            <text:p><text:span text:style-name="T8">Да</text:span></text:p>
          </draw:text-box>
        </draw:frame>
        <draw:frame draw:style-name="gr40" draw:text-style-name="P16" draw:layer="layout" svg:width="1.124cm" svg:height="0.683cm" svg:x="70.631cm" svg:y="8.572cm">
          <draw:text-box>
            <text:p><text:span text:style-name="T8">Нет</text:span></text:p>
          </draw:text-box>
        </draw:frame>
        <draw:custom-shape draw:style-name="gr10" draw:text-style-name="P9" xml:id="id65" draw:id="id65" draw:layer="layout" svg:width="5.397cm" svg:height="2.223cm" svg:x="75.064cm" svg:y="1.587cm">
          <text:p text:style-name="P8"><text:span text:style-name="T8">Изменение задачи</text:span></text:p>
          <text:p text:style-name="P8"><text:span text:style-name="T8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1" draw:text-style-name="P12" xml:id="id66" draw:id="id66" draw:layer="layout" svg:width="5.397cm" svg:height="2.223cm" svg:x="75.064cm" svg:y="5.08cm">
          <text:p text:style-name="P11"><text:span text:style-name="T8">Ввод данных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12" xml:id="id67" draw:id="id67" draw:layer="layout" svg:width="5.397cm" svg:height="2.222cm" svg:x="75.064cm" svg:y="8.255cm">
          <text:p text:style-name="P11"><text:span text:style-name="T8">Все поля заполнены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2" draw:text-style-name="P12" xml:id="id68" draw:id="id68" draw:layer="layout" svg:width="5.397cm" svg:height="2.223cm" svg:x="75.064cm" svg:y="11.43cm">
          <text:p text:style-name="P11"><text:span text:style-name="T8">Запрос на сервер для изменения задачи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0" draw:layer="layout" svg:width="5.397cm" svg:height="2.223cm" svg:x="75.064cm" svg:y="14.92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2" xml:id="id69" draw:id="id69" draw:layer="layout" svg:width="4.127cm" svg:height="2.223cm" svg:x="75.699cm" svg:y="14.922cm">
          <text:p text:style-name="P11"><text:span text:style-name="T8">Загрузка главной страницы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xml:id="id70" draw:id="id70" draw:layer="layout" svg:width="5.397cm" svg:height="2.223cm" svg:x="75.064cm" svg:y="18.414cm">
          <text:p text:style-name="P8"><text:span text:style-name="T8">Измение задачи</text:span></text:p>
          <text:p text:style-name="P8"><text:span text:style-name="T8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0" draw:text-style-name="P15" xml:id="id71" draw:id="id71" draw:layer="layout" svg:x1="77.763cm" svg:y1="3.81cm" svg:x2="77.763cm" svg:y2="5.08cm" draw:start-shape="id65" draw:start-glue-point="6" draw:end-shape="id66" draw:end-glue-point="5" svg:d="M77763 3810v1270" svg:viewBox="0 0 1 1271">
          <text:p/>
        </draw:connector>
        <draw:connector draw:style-name="gr81" draw:text-style-name="P15" draw:layer="layout" svg:x1="77.763cm" svg:y1="7.303cm" svg:x2="77.763cm" svg:y2="8.255cm" draw:start-shape="id66" draw:start-glue-point="8" draw:end-shape="id67" draw:end-glue-point="4" svg:d="M77763 7303v952" svg:viewBox="0 0 1 953">
          <text:p/>
        </draw:connector>
        <draw:connector draw:style-name="gr82" draw:text-style-name="P15" draw:layer="layout" svg:x1="77.763cm" svg:y1="10.477cm" svg:x2="77.763cm" svg:y2="11.43cm" draw:start-shape="id67" draw:start-glue-point="6" draw:end-shape="id68" draw:end-glue-point="4" svg:d="M77763 10477v953" svg:viewBox="0 0 1 954">
          <text:p/>
        </draw:connector>
        <draw:connector draw:style-name="gr83" draw:text-style-name="P15" draw:layer="layout" svg:x1="77.763cm" svg:y1="13.653cm" svg:x2="77.763cm" svg:y2="14.922cm" draw:start-shape="id68" draw:start-glue-point="6" draw:end-shape="id69" draw:end-glue-point="4" svg:d="M77763 13653v1269" svg:viewBox="0 0 1 1270">
          <text:p/>
        </draw:connector>
        <draw:connector draw:style-name="gr84" draw:text-style-name="P15" draw:layer="layout" svg:x1="77.763cm" svg:y1="17.145cm" svg:x2="77.763cm" svg:y2="18.414cm" draw:start-shape="id69" draw:start-glue-point="6" draw:end-shape="id70" draw:end-glue-point="4" svg:d="M77763 17145v1269" svg:viewBox="0 0 1 1270">
          <text:p/>
        </draw:connector>
        <draw:connector draw:style-name="gr85" draw:text-style-name="P15" draw:layer="layout" svg:x1="80.461cm" svg:y1="9.366cm" svg:x2="77.763cm" svg:y2="4.445cm" draw:start-shape="id67" draw:start-glue-point="7" draw:end-shape="id71" draw:end-glue-point="0" svg:d="M80461 9366h501v-4921h-3199" svg:viewBox="0 0 3200 4922">
          <text:p/>
        </draw:connector>
        <draw:frame draw:style-name="gr39" draw:text-style-name="P16" draw:layer="layout" svg:width="0.942cm" svg:height="0.683cm" svg:x="76.969cm" svg:y="10.429cm">
          <draw:text-box>
            <text:p><text:span text:style-name="T8">Да</text:span></text:p>
          </draw:text-box>
        </draw:frame>
        <draw:frame draw:style-name="gr40" draw:text-style-name="P16" draw:layer="layout" svg:width="1.124cm" svg:height="0.683cm" svg:x="79.655cm" svg:y="8.572cm">
          <draw:text-box>
            <text:p><text:span text:style-name="T8">Нет</text:span></text:p>
          </draw:text-box>
        </draw:frame>
        <draw:custom-shape draw:style-name="gr10" draw:text-style-name="P9" xml:id="id75" draw:id="id75" draw:layer="layout" svg:width="5.397cm" svg:height="2.223cm" svg:x="38.417cm" svg:y="34.29cm">
          <text:p text:style-name="P8"><text:span text:style-name="T8">Завершение задачи</text:span></text:p>
          <text:p text:style-name="P8"><text:span text:style-name="T8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2" draw:text-style-name="P12" xml:id="id72" draw:id="id72" draw:layer="layout" svg:width="5.397cm" svg:height="2.223cm" svg:x="38.417cm" svg:y="37.782cm">
          <text:p text:style-name="P11"><text:span text:style-name="T8">Запрос на сервер для измение статуса на FINISH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0" draw:layer="layout" svg:width="5.397cm" svg:height="2.223cm" svg:x="38.417cm" svg:y="41.27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2" xml:id="id73" draw:id="id73" draw:layer="layout" svg:width="4.127cm" svg:height="2.223cm" svg:x="39.052cm" svg:y="41.274cm">
          <text:p text:style-name="P11"><text:span text:style-name="T8">Загрузка главной страницы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xml:id="id74" draw:id="id74" draw:layer="layout" svg:width="5.397cm" svg:height="2.223cm" svg:x="38.417cm" svg:y="44.767cm">
          <text:p text:style-name="P8"><text:span text:style-name="T8">Завершение задачи</text:span></text:p>
          <text:p text:style-name="P8"><text:span text:style-name="T8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8" draw:text-style-name="P15" draw:layer="layout" svg:x1="41.116cm" svg:y1="40.005cm" svg:x2="41.116cm" svg:y2="41.274cm" draw:start-shape="id72" draw:start-glue-point="6" draw:end-shape="id73" draw:end-glue-point="4" svg:d="M41116 40005v1269" svg:viewBox="0 0 1 1270">
          <text:p/>
        </draw:connector>
        <draw:connector draw:style-name="gr79" draw:text-style-name="P15" draw:layer="layout" svg:x1="41.116cm" svg:y1="43.497cm" svg:x2="41.116cm" svg:y2="44.767cm" draw:start-shape="id73" draw:start-glue-point="6" draw:end-shape="id74" draw:end-glue-point="4" svg:d="M41116 43497v1270" svg:viewBox="0 0 1 1271">
          <text:p/>
        </draw:connector>
        <draw:connector draw:style-name="gr86" draw:text-style-name="P15" draw:layer="layout" svg:x1="41.116cm" svg:y1="36.513cm" svg:x2="41.116cm" svg:y2="37.782cm" draw:start-shape="id75" draw:start-glue-point="6" draw:end-shape="id72" draw:end-glue-point="4" svg:d="M41116 36513v1269" svg:viewBox="0 0 1 1270">
          <text:p/>
        </draw:connector>
        <draw:custom-shape draw:style-name="gr10" draw:text-style-name="P9" xml:id="id79" draw:id="id79" draw:layer="layout" svg:width="5.397cm" svg:height="2.223cm" svg:x="45.72cm" svg:y="34.29cm">
          <text:p text:style-name="P8"><text:span text:style-name="T8">Отмена задачи</text:span></text:p>
          <text:p text:style-name="P8"><text:span text:style-name="T8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2" draw:text-style-name="P12" xml:id="id76" draw:id="id76" draw:layer="layout" svg:width="5.397cm" svg:height="2.223cm" svg:x="45.72cm" svg:y="37.782cm">
          <text:p text:style-name="P11"><text:span text:style-name="T8">Запрос на сервер для измение статуса на CANSEL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0" draw:layer="layout" svg:width="5.397cm" svg:height="2.223cm" svg:x="45.72cm" svg:y="41.27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2" xml:id="id77" draw:id="id77" draw:layer="layout" svg:width="4.127cm" svg:height="2.223cm" svg:x="46.355cm" svg:y="41.274cm">
          <text:p text:style-name="P11"><text:span text:style-name="T8">Загрузка главной страницы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xml:id="id78" draw:id="id78" draw:layer="layout" svg:width="5.397cm" svg:height="2.223cm" svg:x="45.72cm" svg:y="44.767cm">
          <text:p text:style-name="P8"><text:span text:style-name="T8">Отмена задачи</text:span></text:p>
          <text:p text:style-name="P8"><text:span text:style-name="T8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8" draw:text-style-name="P15" draw:layer="layout" svg:x1="48.419cm" svg:y1="40.005cm" svg:x2="48.419cm" svg:y2="41.274cm" draw:start-shape="id76" draw:start-glue-point="6" draw:end-shape="id77" draw:end-glue-point="4" svg:d="M48419 40005v1269" svg:viewBox="0 0 1 1270">
          <text:p/>
        </draw:connector>
        <draw:connector draw:style-name="gr79" draw:text-style-name="P15" draw:layer="layout" svg:x1="48.419cm" svg:y1="43.497cm" svg:x2="48.419cm" svg:y2="44.767cm" draw:start-shape="id77" draw:start-glue-point="6" draw:end-shape="id78" draw:end-glue-point="4" svg:d="M48419 43497v1270" svg:viewBox="0 0 1 1271">
          <text:p/>
        </draw:connector>
        <draw:connector draw:style-name="gr86" draw:text-style-name="P15" draw:layer="layout" svg:x1="48.419cm" svg:y1="36.513cm" svg:x2="48.419cm" svg:y2="37.782cm" draw:start-shape="id79" draw:start-glue-point="6" draw:end-shape="id76" draw:end-glue-point="4" svg:d="M48419 36513v1269" svg:viewBox="0 0 1 1270">
          <text:p/>
        </draw:connector>
        <draw:custom-shape draw:style-name="gr10" draw:text-style-name="P9" xml:id="id83" draw:id="id83" draw:layer="layout" svg:width="5.397cm" svg:height="2.223cm" svg:x="56.197cm" svg:y="22.542cm">
          <text:p text:style-name="P8"><text:span text:style-name="T8">Удаление задачи</text:span></text:p>
          <text:p text:style-name="P8"><text:span text:style-name="T8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2" draw:text-style-name="P12" xml:id="id80" draw:id="id80" draw:layer="layout" svg:width="5.397cm" svg:height="2.223cm" svg:x="56.197cm" svg:y="26.034cm">
          <text:p text:style-name="P11"><text:span text:style-name="T8">Запрос на сервер для удаления задачи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0" draw:layer="layout" svg:width="5.397cm" svg:height="2.223cm" svg:x="56.197cm" svg:y="29.52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2" xml:id="id81" draw:id="id81" draw:layer="layout" svg:width="4.127cm" svg:height="2.223cm" svg:x="56.832cm" svg:y="29.526cm">
          <text:p text:style-name="P11"><text:span text:style-name="T8">Загрузка главной страницы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xml:id="id82" draw:id="id82" draw:layer="layout" svg:width="5.397cm" svg:height="2.223cm" svg:x="56.197cm" svg:y="33.019cm">
          <text:p text:style-name="P8"><text:span text:style-name="T8">Удаление задачи</text:span></text:p>
          <text:p text:style-name="P8"><text:span text:style-name="T8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8" draw:text-style-name="P15" draw:layer="layout" svg:x1="58.896cm" svg:y1="28.257cm" svg:x2="58.896cm" svg:y2="29.526cm" draw:start-shape="id80" draw:start-glue-point="6" draw:end-shape="id81" draw:end-glue-point="4" svg:d="M58896 28257v1269" svg:viewBox="0 0 1 1270">
          <text:p/>
        </draw:connector>
        <draw:connector draw:style-name="gr79" draw:text-style-name="P15" draw:layer="layout" svg:x1="58.896cm" svg:y1="31.749cm" svg:x2="58.896cm" svg:y2="33.019cm" draw:start-shape="id81" draw:start-glue-point="6" draw:end-shape="id82" draw:end-glue-point="4" svg:d="M58896 31749v1270" svg:viewBox="0 0 1 1271">
          <text:p/>
        </draw:connector>
        <draw:connector draw:style-name="gr86" draw:text-style-name="P15" draw:layer="layout" svg:x1="58.896cm" svg:y1="24.765cm" svg:x2="58.896cm" svg:y2="26.034cm" draw:start-shape="id83" draw:start-glue-point="6" draw:end-shape="id80" draw:end-glue-point="4" svg:d="M58896 24765v1269" svg:viewBox="0 0 1 1270">
          <text:p/>
        </draw:connector>
        <draw:frame draw:style-name="gr87" draw:text-style-name="P16" draw:layer="layout" svg:width="0.697cm" svg:height="0.683cm" svg:x="3.175cm" svg:y="0.952cm">
          <draw:text-box>
            <text:p><text:span text:style-name="T8">1</text:span></text:p>
          </draw:text-box>
        </draw:frame>
        <draw:frame draw:style-name="gr87" draw:text-style-name="P16" draw:layer="layout" svg:width="0.697cm" svg:height="0.683cm" svg:x="3.175cm" svg:y="4.127cm">
          <draw:text-box>
            <text:p><text:span text:style-name="T8">2</text:span></text:p>
          </draw:text-box>
        </draw:frame>
        <draw:frame draw:style-name="gr87" draw:text-style-name="P16" draw:layer="layout" svg:width="0.697cm" svg:height="0.683cm" svg:x="3.175cm" svg:y="7.62cm">
          <draw:text-box>
            <text:p><text:span text:style-name="T8">3</text:span></text:p>
          </draw:text-box>
        </draw:frame>
        <draw:frame draw:style-name="gr87" draw:text-style-name="P16" draw:layer="layout" svg:width="0.697cm" svg:height="0.683cm" svg:x="3.113cm" svg:y="11.112cm">
          <draw:text-box>
            <text:p><text:span text:style-name="T8">4</text:span></text:p>
          </draw:text-box>
        </draw:frame>
        <draw:frame draw:style-name="gr87" draw:text-style-name="P16" draw:layer="layout" svg:width="0.697cm" svg:height="0.683cm" svg:x="8.828cm" svg:y="14.557cm">
          <draw:text-box>
            <text:p><text:span text:style-name="T8">5</text:span></text:p>
          </draw:text-box>
        </draw:frame>
        <draw:frame draw:style-name="gr87" draw:text-style-name="P16" draw:layer="layout" svg:width="0.697cm" svg:height="0.683cm" svg:x="8.89cm" svg:y="18.097cm">
          <draw:text-box>
            <text:p><text:span text:style-name="T8">6</text:span></text:p>
          </draw:text-box>
        </draw:frame>
        <draw:frame draw:style-name="gr87" draw:text-style-name="P16" draw:layer="layout" svg:width="0.697cm" svg:height="0.683cm" svg:x="8.89cm" svg:y="21.59cm">
          <draw:text-box>
            <text:p><text:span text:style-name="T8">7</text:span></text:p>
          </draw:text-box>
        </draw:frame>
        <draw:frame draw:style-name="gr87" draw:text-style-name="P16" draw:layer="layout" svg:width="0.697cm" svg:height="0.683cm" svg:x="8.89cm" svg:y="25.082cm">
          <draw:text-box>
            <text:p><text:span text:style-name="T8">8</text:span></text:p>
          </draw:text-box>
        </draw:frame>
        <draw:frame draw:style-name="gr87" draw:text-style-name="P16" draw:layer="layout" svg:width="0.697cm" svg:height="0.683cm" svg:x="3.175cm" svg:y="28.257cm">
          <draw:text-box>
            <text:p><text:span text:style-name="T8">9</text:span></text:p>
          </draw:text-box>
        </draw:frame>
        <draw:frame draw:style-name="gr88" draw:text-style-name="P16" draw:layer="layout" svg:width="0.891cm" svg:height="0.683cm" svg:x="3.175cm" svg:y="32.067cm">
          <draw:text-box>
            <text:p><text:span text:style-name="T8">10</text:span></text:p>
          </draw:text-box>
        </draw:frame>
        <draw:frame draw:style-name="gr87" draw:text-style-name="P16" draw:layer="layout" svg:width="0.697cm" svg:height="0.683cm" svg:x="3.175cm" svg:y="35.56cm">
          <draw:text-box>
            <text:p><text:span text:style-name="T8">1</text:span></text:p>
          </draw:text-box>
        </draw:frame>
        <draw:frame draw:style-name="gr87" draw:text-style-name="P16" draw:layer="layout" svg:width="0.697cm" svg:height="0.683cm" svg:x="3.175cm" svg:y="39.052cm">
          <draw:text-box>
            <text:p><text:span text:style-name="T8">2</text:span></text:p>
          </draw:text-box>
        </draw:frame>
        <draw:frame draw:style-name="gr87" draw:text-style-name="P16" draw:layer="layout" svg:width="0.697cm" svg:height="0.683cm" svg:x="3.175cm" svg:y="42.545cm">
          <draw:text-box>
            <text:p><text:span text:style-name="T8">3</text:span></text:p>
          </draw:text-box>
        </draw:frame>
        <draw:frame draw:style-name="gr87" draw:text-style-name="P16" draw:layer="layout" svg:width="0.697cm" svg:height="0.683cm" svg:x="3.175cm" svg:y="46.037cm">
          <draw:text-box>
            <text:p><text:span text:style-name="T8">4</text:span></text:p>
          </draw:text-box>
        </draw:frame>
        <draw:frame draw:style-name="gr87" draw:text-style-name="P16" draw:layer="layout" svg:width="0.697cm" svg:height="0.683cm" svg:x="3.175cm" svg:y="49.847cm">
          <draw:text-box>
            <text:p><text:span text:style-name="T8">5</text:span></text:p>
          </draw:text-box>
        </draw:frame>
        <draw:frame draw:style-name="gr87" draw:text-style-name="P16" draw:layer="layout" svg:width="0.697cm" svg:height="0.683cm" svg:x="11.747cm" svg:y="31.75cm">
          <draw:text-box>
            <text:p><text:span text:style-name="T8">1</text:span></text:p>
          </draw:text-box>
        </draw:frame>
        <draw:frame draw:style-name="gr87" draw:text-style-name="P16" draw:layer="layout" svg:width="0.697cm" svg:height="0.683cm" svg:x="11.747cm" svg:y="35.242cm">
          <draw:text-box>
            <text:p><text:span text:style-name="T8">2</text:span></text:p>
          </draw:text-box>
        </draw:frame>
        <draw:frame draw:style-name="gr87" draw:text-style-name="P16" draw:layer="layout" svg:width="0.697cm" svg:height="0.683cm" svg:x="11.747cm" svg:y="38.735cm">
          <draw:text-box>
            <text:p><text:span text:style-name="T8">3</text:span></text:p>
          </draw:text-box>
        </draw:frame>
        <draw:frame draw:style-name="gr87" draw:text-style-name="P16" draw:layer="layout" svg:width="0.697cm" svg:height="0.683cm" svg:x="11.747cm" svg:y="42.227cm">
          <draw:text-box>
            <text:p><text:span text:style-name="T8">4</text:span></text:p>
          </draw:text-box>
        </draw:frame>
        <draw:frame draw:style-name="gr87" draw:text-style-name="P16" draw:layer="layout" svg:width="0.697cm" svg:height="0.683cm" svg:x="11.747cm" svg:y="46.037cm">
          <draw:text-box>
            <text:p><text:span text:style-name="T8">5</text:span></text:p>
          </draw:text-box>
        </draw:frame>
        <draw:frame draw:style-name="gr87" draw:text-style-name="P16" draw:layer="layout" svg:width="0.697cm" svg:height="0.683cm" svg:x="22.225cm" svg:y="0.952cm">
          <draw:text-box>
            <text:p><text:span text:style-name="T8">1</text:span></text:p>
          </draw:text-box>
        </draw:frame>
        <draw:frame draw:style-name="gr87" draw:text-style-name="P16" draw:layer="layout" svg:width="0.697cm" svg:height="0.683cm" svg:x="22.197cm" svg:y="4.127cm">
          <draw:text-box>
            <text:p><text:span text:style-name="T8">2</text:span></text:p>
          </draw:text-box>
        </draw:frame>
        <draw:frame draw:style-name="gr87" draw:text-style-name="P16" draw:layer="layout" svg:width="0.697cm" svg:height="0.683cm" svg:x="22.225cm" svg:y="8.255cm">
          <draw:text-box>
            <text:p><text:span text:style-name="T8">3</text:span></text:p>
          </draw:text-box>
        </draw:frame>
        <draw:frame draw:style-name="gr87" draw:text-style-name="P16" draw:layer="layout" svg:width="0.697cm" svg:height="0.683cm" svg:x="29.148cm" svg:y="7.889cm">
          <draw:text-box>
            <text:p><text:span text:style-name="T8">4</text:span></text:p>
          </draw:text-box>
        </draw:frame>
        <draw:frame draw:style-name="gr87" draw:text-style-name="P16" draw:layer="layout" svg:width="0.697cm" svg:height="0.683cm" svg:x="22.225cm" svg:y="11.112cm">
          <draw:text-box>
            <text:p><text:span text:style-name="T8">5</text:span></text:p>
          </draw:text-box>
        </draw:frame>
        <draw:frame draw:style-name="gr87" draw:text-style-name="P16" draw:layer="layout" svg:width="0.697cm" svg:height="0.683cm" svg:x="22.225cm" svg:y="14.605cm">
          <draw:text-box>
            <text:p><text:span text:style-name="T8">6</text:span></text:p>
          </draw:text-box>
        </draw:frame>
        <draw:frame draw:style-name="gr87" draw:text-style-name="P16" draw:layer="layout" svg:width="0.697cm" svg:height="0.683cm" svg:x="22.542cm" svg:y="18.732cm">
          <draw:text-box>
            <text:p><text:span text:style-name="T8">1</text:span></text:p>
          </draw:text-box>
        </draw:frame>
        <draw:frame draw:style-name="gr89" draw:text-style-name="P16" draw:layer="layout" svg:width="0.697cm" svg:height="0.683cm" svg:x="22.542cm" svg:y="22.494cm">
          <draw:text-box>
            <text:p><text:span text:style-name="T8">2</text:span></text:p>
          </draw:text-box>
        </draw:frame>
        <draw:frame draw:style-name="gr87" draw:text-style-name="P16" draw:layer="layout" svg:width="0.697cm" svg:height="0.683cm" svg:x="22.49cm" svg:y="25.717cm">
          <draw:text-box>
            <text:p><text:span text:style-name="T8">3</text:span></text:p>
          </draw:text-box>
        </draw:frame>
        <draw:frame draw:style-name="gr87" draw:text-style-name="P16" draw:layer="layout" svg:width="0.697cm" svg:height="0.683cm" svg:x="22.542cm" svg:y="29.21cm">
          <draw:text-box>
            <text:p><text:span text:style-name="T8">4</text:span></text:p>
          </draw:text-box>
        </draw:frame>
        <draw:frame draw:style-name="gr87" draw:text-style-name="P16" draw:layer="layout" svg:width="0.697cm" svg:height="0.683cm" svg:x="22.542cm" svg:y="32.702cm">
          <draw:text-box>
            <text:p><text:span text:style-name="T8">5</text:span></text:p>
          </draw:text-box>
        </draw:frame>
        <draw:frame draw:style-name="gr87" draw:text-style-name="P16" draw:layer="layout" svg:width="0.697cm" svg:height="0.683cm" svg:x="22.542cm" svg:y="35.877cm">
          <draw:text-box>
            <text:p><text:span text:style-name="T8">6</text:span></text:p>
          </draw:text-box>
        </draw:frame>
        <draw:frame draw:style-name="gr87" draw:text-style-name="P16" draw:layer="layout" svg:width="0.697cm" svg:height="0.683cm" svg:x="31.115cm" svg:y="37.782cm">
          <draw:text-box>
            <text:p><text:span text:style-name="T8">1</text:span></text:p>
          </draw:text-box>
        </draw:frame>
        <draw:frame draw:style-name="gr87" draw:text-style-name="P16" draw:layer="layout" svg:width="0.697cm" svg:height="0.683cm" svg:x="31.115cm" svg:y="41.275cm">
          <draw:text-box>
            <text:p><text:span text:style-name="T8">2</text:span></text:p>
          </draw:text-box>
        </draw:frame>
        <draw:frame draw:style-name="gr87" draw:text-style-name="P16" draw:layer="layout" svg:width="0.697cm" svg:height="0.683cm" svg:x="31.053cm" svg:y="45.037cm">
          <draw:text-box>
            <text:p><text:span text:style-name="T8">3</text:span></text:p>
          </draw:text-box>
        </draw:frame>
        <draw:frame draw:style-name="gr87" draw:text-style-name="P16" draw:layer="layout" svg:width="0.697cm" svg:height="0.683cm" svg:x="24.765cm" svg:y="44.738cm">
          <draw:text-box>
            <text:p><text:span text:style-name="T8">4</text:span></text:p>
          </draw:text-box>
        </draw:frame>
        <draw:frame draw:style-name="gr87" draw:text-style-name="P16" draw:layer="layout" svg:width="0.697cm" svg:height="0.683cm" svg:x="31.115cm" svg:y="47.625cm">
          <draw:text-box>
            <text:p><text:span text:style-name="T8">5</text:span></text:p>
          </draw:text-box>
        </draw:frame>
        <draw:frame draw:style-name="gr87" draw:text-style-name="P16" draw:layer="layout" svg:width="0.697cm" svg:height="0.683cm" svg:x="31.115cm" svg:y="51.435cm">
          <draw:text-box>
            <text:p><text:span text:style-name="T8">6</text:span></text:p>
          </draw:text-box>
        </draw:frame>
        <draw:frame draw:style-name="gr87" draw:text-style-name="P16" draw:layer="layout" svg:width="0.697cm" svg:height="0.683cm" svg:x="38.735cm" svg:y="0.952cm">
          <draw:text-box>
            <text:p><text:span text:style-name="T8">1</text:span></text:p>
          </draw:text-box>
        </draw:frame>
        <draw:frame draw:style-name="gr87" draw:text-style-name="P16" draw:layer="layout" svg:width="0.697cm" svg:height="0.683cm" svg:x="38.735cm" svg:y="4.127cm">
          <draw:text-box>
            <text:p><text:span text:style-name="T8">2</text:span></text:p>
          </draw:text-box>
        </draw:frame>
        <draw:frame draw:style-name="gr87" draw:text-style-name="P16" draw:layer="layout" svg:width="0.697cm" svg:height="0.683cm" svg:x="38.735cm" svg:y="7.62cm">
          <draw:text-box>
            <text:p><text:span text:style-name="T8">3</text:span></text:p>
          </draw:text-box>
        </draw:frame>
        <draw:frame draw:style-name="gr87" draw:text-style-name="P16" draw:layer="layout" svg:width="0.697cm" svg:height="0.683cm" svg:x="38.735cm" svg:y="11.404cm">
          <draw:text-box>
            <text:p><text:span text:style-name="T8">4</text:span></text:p>
          </draw:text-box>
        </draw:frame>
        <draw:frame draw:style-name="gr87" draw:text-style-name="P16" draw:layer="layout" svg:width="0.697cm" svg:height="0.683cm" svg:x="44.388cm" svg:y="14.874cm">
          <draw:text-box>
            <text:p><text:span text:style-name="T8">5</text:span></text:p>
          </draw:text-box>
        </draw:frame>
        <draw:frame draw:style-name="gr87" draw:text-style-name="P16" draw:layer="layout" svg:width="0.697cm" svg:height="0.683cm" svg:x="44.45cm" svg:y="18.415cm">
          <draw:text-box>
            <text:p><text:span text:style-name="T8">6</text:span></text:p>
          </draw:text-box>
        </draw:frame>
        <draw:frame draw:style-name="gr87" draw:text-style-name="P16" draw:layer="layout" svg:width="0.697cm" svg:height="0.683cm" svg:x="44.45cm" svg:y="21.882cm">
          <draw:text-box>
            <text:p><text:span text:style-name="T8">7</text:span></text:p>
          </draw:text-box>
        </draw:frame>
        <draw:frame draw:style-name="gr89" draw:text-style-name="P16" draw:layer="layout" svg:width="0.697cm" svg:height="0.683cm" svg:x="44.388cm" svg:y="25.4cm">
          <draw:text-box>
            <text:p><text:span text:style-name="T8">8</text:span></text:p>
          </draw:text-box>
        </draw:frame>
        <draw:frame draw:style-name="gr87" draw:text-style-name="P16" draw:layer="layout" svg:width="0.697cm" svg:height="0.683cm" svg:x="38.417cm" svg:y="29.527cm">
          <draw:text-box>
            <text:p><text:span text:style-name="T8">9</text:span></text:p>
          </draw:text-box>
        </draw:frame>
        <draw:frame draw:style-name="gr87" draw:text-style-name="P16" draw:layer="layout" svg:width="0.697cm" svg:height="0.683cm" svg:x="38.417cm" svg:y="33.655cm">
          <draw:text-box>
            <text:p><text:span text:style-name="T8">1</text:span></text:p>
          </draw:text-box>
        </draw:frame>
        <draw:frame draw:style-name="gr87" draw:text-style-name="P16" draw:layer="layout" svg:width="0.697cm" svg:height="0.683cm" svg:x="38.417cm" svg:y="36.83cm">
          <draw:text-box>
            <text:p><text:span text:style-name="T8">2</text:span></text:p>
          </draw:text-box>
        </draw:frame>
        <draw:frame draw:style-name="gr87" draw:text-style-name="P16" draw:layer="layout" svg:width="0.697cm" svg:height="0.683cm" svg:x="38.391cm" svg:y="40.322cm">
          <draw:text-box>
            <text:p><text:span text:style-name="T8">3</text:span></text:p>
          </draw:text-box>
        </draw:frame>
        <draw:frame draw:style-name="gr87" draw:text-style-name="P16" draw:layer="layout" svg:width="0.697cm" svg:height="0.683cm" svg:x="38.417cm" svg:y="44.132cm">
          <draw:text-box>
            <text:p><text:span text:style-name="T8">4</text:span></text:p>
          </draw:text-box>
        </draw:frame>
        <draw:frame draw:style-name="gr87" draw:text-style-name="P16" draw:layer="layout" svg:width="0.697cm" svg:height="0.683cm" svg:x="45.72cm" svg:y="33.655cm">
          <draw:text-box>
            <text:p><text:span text:style-name="T8">1</text:span></text:p>
          </draw:text-box>
        </draw:frame>
        <draw:frame draw:style-name="gr87" draw:text-style-name="P16" draw:layer="layout" svg:width="0.697cm" svg:height="0.683cm" svg:x="45.72cm" svg:y="36.83cm">
          <draw:text-box>
            <text:p><text:span text:style-name="T8">2</text:span></text:p>
          </draw:text-box>
        </draw:frame>
        <draw:frame draw:style-name="gr87" draw:text-style-name="P16" draw:layer="layout" svg:width="0.697cm" svg:height="0.683cm" svg:x="45.72cm" svg:y="40.322cm">
          <draw:text-box>
            <text:p><text:span text:style-name="T8">3</text:span></text:p>
          </draw:text-box>
        </draw:frame>
        <draw:frame draw:style-name="gr87" draw:text-style-name="P16" draw:layer="layout" svg:width="0.697cm" svg:height="0.683cm" svg:x="45.72cm" svg:y="44.132cm">
          <draw:text-box>
            <text:p><text:span text:style-name="T8">4</text:span></text:p>
          </draw:text-box>
        </draw:frame>
        <draw:frame draw:style-name="gr87" draw:text-style-name="P16" draw:layer="layout" svg:width="0.697cm" svg:height="0.683cm" svg:x="56.135cm" svg:y="0.952cm">
          <draw:text-box>
            <text:p><text:span text:style-name="T8">1</text:span></text:p>
          </draw:text-box>
        </draw:frame>
        <draw:frame draw:style-name="gr87" draw:text-style-name="P16" draw:layer="layout" svg:width="0.697cm" svg:height="0.683cm" svg:x="56.197cm" svg:y="4.445cm">
          <draw:text-box>
            <text:p><text:span text:style-name="T8">2</text:span></text:p>
          </draw:text-box>
        </draw:frame>
        <draw:frame draw:style-name="gr87" draw:text-style-name="P16" draw:layer="layout" svg:width="0.697cm" svg:height="0.683cm" svg:x="56.197cm" svg:y="7.889cm">
          <draw:text-box>
            <text:p><text:span text:style-name="T8">3</text:span></text:p>
          </draw:text-box>
        </draw:frame>
        <draw:frame draw:style-name="gr87" draw:text-style-name="P16" draw:layer="layout" svg:width="0.697cm" svg:height="0.683cm" svg:x="56.197cm" svg:y="10.477cm">
          <draw:text-box>
            <text:p><text:span text:style-name="T8">4</text:span></text:p>
          </draw:text-box>
        </draw:frame>
        <draw:frame draw:style-name="gr87" draw:text-style-name="P16" draw:layer="layout" svg:width="0.697cm" svg:height="0.683cm" svg:x="56.197cm" svg:y="13.97cm">
          <draw:text-box>
            <text:p><text:span text:style-name="T8">5</text:span></text:p>
          </draw:text-box>
        </draw:frame>
        <draw:frame draw:style-name="gr87" draw:text-style-name="P16" draw:layer="layout" svg:width="0.697cm" svg:height="0.683cm" svg:x="56.197cm" svg:y="17.462cm">
          <draw:text-box>
            <text:p><text:span text:style-name="T8">6</text:span></text:p>
          </draw:text-box>
        </draw:frame>
        <draw:frame draw:style-name="gr87" draw:text-style-name="P16" draw:layer="layout" svg:width="0.697cm" svg:height="0.683cm" svg:x="56.515cm" svg:y="21.907cm">
          <draw:text-box>
            <text:p><text:span text:style-name="T8">1</text:span></text:p>
          </draw:text-box>
        </draw:frame>
        <draw:frame draw:style-name="gr87" draw:text-style-name="P16" draw:layer="layout" svg:width="0.697cm" svg:height="0.683cm" svg:x="56.515cm" svg:y="25.348cm">
          <draw:text-box>
            <text:p><text:span text:style-name="T8">2</text:span></text:p>
          </draw:text-box>
        </draw:frame>
        <draw:frame draw:style-name="gr87" draw:text-style-name="P16" draw:layer="layout" svg:width="0.697cm" svg:height="0.683cm" svg:x="56.515cm" svg:y="28.575cm">
          <draw:text-box>
            <text:p><text:span text:style-name="T8">3</text:span></text:p>
          </draw:text-box>
        </draw:frame>
        <draw:frame draw:style-name="gr87" draw:text-style-name="P16" draw:layer="layout" svg:width="0.697cm" svg:height="0.683cm" svg:x="56.463cm" svg:y="32.385cm">
          <draw:text-box>
            <text:p><text:span text:style-name="T8">4</text:span></text:p>
          </draw:text-box>
        </draw:frame>
        <draw:frame draw:style-name="gr87" draw:text-style-name="P16" draw:layer="layout" svg:width="0.697cm" svg:height="0.683cm" svg:x="66.04cm" svg:y="0.952cm">
          <draw:text-box>
            <text:p><text:span text:style-name="T8">1</text:span></text:p>
          </draw:text-box>
        </draw:frame>
        <draw:frame draw:style-name="gr87" draw:text-style-name="P16" draw:layer="layout" svg:width="0.697cm" svg:height="0.683cm" svg:x="66.357cm" svg:y="4.418cm">
          <draw:text-box>
            <text:p><text:span text:style-name="T8">2</text:span></text:p>
          </draw:text-box>
        </draw:frame>
        <draw:frame draw:style-name="gr87" draw:text-style-name="P16" draw:layer="layout" svg:width="0.697cm" svg:height="0.683cm" svg:x="66.04cm" svg:y="7.937cm">
          <draw:text-box>
            <text:p><text:span text:style-name="T8">3</text:span></text:p>
          </draw:text-box>
        </draw:frame>
        <draw:frame draw:style-name="gr87" draw:text-style-name="P16" draw:layer="layout" svg:width="0.697cm" svg:height="0.683cm" svg:x="66.04cm" svg:y="10.795cm">
          <draw:text-box>
            <text:p><text:span text:style-name="T8">4</text:span></text:p>
          </draw:text-box>
        </draw:frame>
        <draw:frame draw:style-name="gr87" draw:text-style-name="P16" draw:layer="layout" svg:width="0.697cm" svg:height="0.683cm" svg:x="66.357cm" svg:y="13.97cm">
          <draw:text-box>
            <text:p><text:span text:style-name="T8">5</text:span></text:p>
          </draw:text-box>
        </draw:frame>
        <draw:frame draw:style-name="gr87" draw:text-style-name="P16" draw:layer="layout" svg:width="0.697cm" svg:height="0.683cm" svg:x="66.357cm" svg:y="17.462cm">
          <draw:text-box>
            <text:p><text:span text:style-name="T8">6</text:span></text:p>
          </draw:text-box>
        </draw:frame>
        <draw:frame draw:style-name="gr87" draw:text-style-name="P16" draw:layer="layout" svg:width="0.697cm" svg:height="0.683cm" svg:x="74.93cm" svg:y="1.243cm">
          <draw:text-box>
            <text:p><text:span text:style-name="T8">1</text:span></text:p>
          </draw:text-box>
        </draw:frame>
        <draw:frame draw:style-name="gr87" draw:text-style-name="P16" draw:layer="layout" svg:width="0.697cm" svg:height="0.683cm" svg:x="75.221cm" svg:y="4.127cm">
          <draw:text-box>
            <text:p><text:span text:style-name="T8">2</text:span></text:p>
          </draw:text-box>
        </draw:frame>
        <draw:frame draw:style-name="gr87" draw:text-style-name="P16" draw:layer="layout" svg:width="0.697cm" svg:height="0.683cm" svg:x="75.247cm" svg:y="7.937cm">
          <draw:text-box>
            <text:p><text:span text:style-name="T8">3</text:span></text:p>
          </draw:text-box>
        </draw:frame>
        <draw:frame draw:style-name="gr87" draw:text-style-name="P16" draw:layer="layout" svg:width="0.697cm" svg:height="0.683cm" svg:x="74.93cm" svg:y="10.16cm">
          <draw:text-box>
            <text:p><text:span text:style-name="T8">4</text:span></text:p>
          </draw:text-box>
        </draw:frame>
        <draw:frame draw:style-name="gr87" draw:text-style-name="P16" draw:layer="layout" svg:width="0.697cm" svg:height="0.683cm" svg:x="75.221cm" svg:y="14.287cm">
          <draw:text-box>
            <text:p><text:span text:style-name="T8">5</text:span></text:p>
          </draw:text-box>
        </draw:frame>
        <draw:frame draw:style-name="gr87" draw:text-style-name="P16" draw:layer="layout" svg:width="0.697cm" svg:height="0.683cm" svg:x="75.247cm" svg:y="17.462cm">
          <draw:text-box>
            <text:p><text:span text:style-name="T8">6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 CYR" svg:font-family="'Arial CYR'" style:font-pitch="variable"/>
    <style:font-face style:name="Arial CYR1" svg:font-family="'Arial CYR'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1" svg:font-family="Arial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36" draw:display-name="Стили стрелок 136" svg:viewBox="0 0 20 20" svg:d="M0 20l10-20 10 20z"/>
    <draw:marker draw:name="Стили_20_стрелок_20_137" draw:display-name="Стили стрелок 137" svg:viewBox="0 0 20 20" svg:d="M0 20l10-20 10 20z"/>
    <draw:marker draw:name="Стили_20_стрелок_20_138" draw:display-name="Стили стрелок 138" svg:viewBox="0 0 20 20" svg:d="M0 20l10-20 10 20z"/>
    <draw:marker draw:name="Стили_20_стрелок_20_139" draw:display-name="Стили стрелок 139" svg:viewBox="0 0 20 20" svg:d="M0 20l10-20 10 20z"/>
    <draw:marker draw:name="Стили_20_стрелок_20_141" draw:display-name="Стили стрелок 141" svg:viewBox="0 0 20 20" svg:d="M0 20l10-20 10 20z"/>
    <draw:marker draw:name="Стили_20_стрелок_20_142" draw:display-name="Стили стрелок 142" svg:viewBox="0 0 20 20" svg:d="M0 20l10-20 10 20z"/>
    <draw:marker draw:name="Стили_20_стрелок_20_143" draw:display-name="Стили стрелок 143" svg:viewBox="0 0 20 20" svg:d="M0 20l10-20 10 20z"/>
    <draw:marker draw:name="Стили_20_стрелок_20_144" draw:display-name="Стили стрелок 144" svg:viewBox="0 0 20 20" svg:d="M0 20l10-20 10 20z"/>
    <draw:marker draw:name="Стили_20_стрелок_20_146" draw:display-name="Стили стрелок 146" svg:viewBox="0 0 20 20" svg:d="M0 20l10-20 10 20z"/>
    <draw:marker draw:name="Стили_20_стрелок_20_147" draw:display-name="Стили стрелок 147" svg:viewBox="0 0 20 20" svg:d="M0 20l10-20 10 20z"/>
    <draw:marker draw:name="Стили_20_стрелок_20_148" draw:display-name="Стили стрелок 148" svg:viewBox="0 0 20 20" svg:d="M0 20l10-20 10 20z"/>
    <draw:marker draw:name="Стили_20_стрелок_20_149" draw:display-name="Стили стрелок 149" svg:viewBox="0 0 20 20" svg:d="M0 20l10-20 10 20z"/>
    <draw:marker draw:name="Стили_20_стрелок_20_150" draw:display-name="Стили стрелок 150" svg:viewBox="0 0 20 20" svg:d="M0 20l10-20 10 20z"/>
    <draw:marker draw:name="Стили_20_стрелок_20_151" draw:display-name="Стили стрелок 151" svg:viewBox="0 0 20 20" svg:d="M0 20l10-20 10 20z"/>
    <draw:marker draw:name="Стили_20_стрелок_20_152" draw:display-name="Стили стрелок 152" svg:viewBox="0 0 20 20" svg:d="M0 20l10-20 10 20z"/>
    <draw:marker draw:name="Стили_20_стрелок_20_153" draw:display-name="Стили стрелок 153" svg:viewBox="0 0 20 20" svg:d="M0 20l10-20 10 20z"/>
    <draw:marker draw:name="Стили_20_стрелок_20_154" draw:display-name="Стили стрелок 154" svg:viewBox="0 0 20 20" svg:d="M0 20l10-20 10 20z"/>
    <draw:marker draw:name="Стили_20_стрелок_20_155" draw:display-name="Стили стрелок 155" svg:viewBox="0 0 20 20" svg:d="M0 20l10-20 10 20z"/>
    <draw:marker draw:name="Стили_20_стрелок_20_156" draw:display-name="Стили стрелок 156" svg:viewBox="0 0 20 20" svg:d="M0 20l10-20 10 20z"/>
    <draw:marker draw:name="Стили_20_стрелок_20_157" draw:display-name="Стили стрелок 157" svg:viewBox="0 0 20 20" svg:d="M0 20l10-20 10 20z"/>
    <draw:marker draw:name="Стили_20_стрелок_20_158" draw:display-name="Стили стрелок 158" svg:viewBox="0 0 20 20" svg:d="M0 20l10-20 10 20z"/>
    <draw:marker draw:name="Стили_20_стрелок_20_159" draw:display-name="Стили стрелок 159" svg:viewBox="0 0 20 20" svg:d="M0 20l10-20 10 20z"/>
    <draw:marker draw:name="Стили_20_стрелок_20_160" draw:display-name="Стили стрелок 160" svg:viewBox="0 0 20 20" svg:d="M0 20l10-20 10 20z"/>
    <draw:marker draw:name="Стили_20_стрелок_20_161" draw:display-name="Стили стрелок 161" svg:viewBox="0 0 20 20" svg:d="M0 20l10-20 10 20z"/>
    <draw:marker draw:name="Стили_20_стрелок_20_162" draw:display-name="Стили стрелок 162" svg:viewBox="0 0 20 20" svg:d="M0 20l10-20 10 20z"/>
    <draw:marker draw:name="Стили_20_стрелок_20_163" draw:display-name="Стили стрелок 163" svg:viewBox="0 0 20 20" svg:d="M0 20l10-20 10 20z"/>
    <draw:marker draw:name="Стили_20_стрелок_20_165" draw:display-name="Стили стрелок 165" svg:viewBox="0 0 20 20" svg:d="M0 20l10-20 10 20z"/>
    <draw:marker draw:name="Стили_20_стрелок_20_166" draw:display-name="Стили стрелок 166" svg:viewBox="0 0 20 20" svg:d="M0 20l10-20 10 20z"/>
    <draw:marker draw:name="Стили_20_стрелок_20_167" draw:display-name="Стили стрелок 167" svg:viewBox="0 0 20 20" svg:d="M0 20l10-20 10 20z"/>
    <draw:marker draw:name="Стили_20_стрелок_20_168" draw:display-name="Стили стрелок 168" svg:viewBox="0 0 20 20" svg:d="M0 20l10-20 10 20z"/>
    <draw:marker draw:name="Стили_20_стрелок_20_169" draw:display-name="Стили стрелок 169" svg:viewBox="0 0 20 20" svg:d="M0 20l10-20 10 20z"/>
    <draw:marker draw:name="Стили_20_стрелок_20_170" draw:display-name="Стили стрелок 170" svg:viewBox="0 0 20 20" svg:d="M0 20l10-20 10 20z"/>
    <draw:marker draw:name="Стили_20_стрелок_20_171" draw:display-name="Стили стрелок 171" svg:viewBox="0 0 20 20" svg:d="M0 20l10-20 10 20z"/>
    <draw:marker draw:name="Стили_20_стрелок_20_172" draw:display-name="Стили стрелок 172" svg:viewBox="0 0 20 20" svg:d="M0 20l10-20 10 20z"/>
    <draw:marker draw:name="Стили_20_стрелок_20_173" draw:display-name="Стили стрелок 173" svg:viewBox="0 0 20 20" svg:d="M0 20l10-20 10 20z"/>
    <draw:marker draw:name="Стили_20_стрелок_20_174" draw:display-name="Стили стрелок 174" svg:viewBox="0 0 20 20" svg:d="M0 20l10-20 10 20z"/>
    <draw:marker draw:name="Стили_20_стрелок_20_176" draw:display-name="Стили стрелок 176" svg:viewBox="0 0 20 20" svg:d="M0 20l10-20 10 20z"/>
    <draw:marker draw:name="Стили_20_стрелок_20_177" draw:display-name="Стили стрелок 177" svg:viewBox="0 0 20 20" svg:d="M0 20l10-20 10 20z"/>
    <draw:marker draw:name="Стили_20_стрелок_20_178" draw:display-name="Стили стрелок 178" svg:viewBox="0 0 20 20" svg:d="M0 20l10-20 10 20z"/>
    <draw:marker draw:name="Стили_20_стрелок_20_179" draw:display-name="Стили стрелок 179" svg:viewBox="0 0 20 20" svg:d="M0 20l10-20 10 20z"/>
    <draw:marker draw:name="Стили_20_стрелок_20_180" draw:display-name="Стили стрелок 180" svg:viewBox="0 0 20 20" svg:d="M0 20l10-20 10 20z"/>
    <draw:marker draw:name="Стили_20_стрелок_20_181" draw:display-name="Стили стрелок 181" svg:viewBox="0 0 20 20" svg:d="M0 20l10-20 10 20z"/>
    <draw:marker draw:name="Стили_20_стрелок_20_182" draw:display-name="Стили стрелок 182" svg:viewBox="0 0 20 20" svg:d="M0 20l10-20 10 20z"/>
    <draw:marker draw:name="Стили_20_стрелок_20_183" draw:display-name="Стили стрелок 183" svg:viewBox="0 0 20 20" svg:d="M0 20l10-20 10 20z"/>
    <draw:marker draw:name="Стили_20_стрелок_20_185" draw:display-name="Стили стрелок 185" svg:viewBox="0 0 20 20" svg:d="M0 20l10-20 10 20z"/>
    <draw:marker draw:name="Стили_20_стрелок_20_186" draw:display-name="Стили стрелок 186" svg:viewBox="0 0 20 20" svg:d="M0 20l10-20 10 20z"/>
    <draw:marker draw:name="Стили_20_стрелок_20_187" draw:display-name="Стили стрелок 187" svg:viewBox="0 0 20 20" svg:d="M0 20l10-20 10 20z"/>
    <draw:marker draw:name="Стили_20_стрелок_20_188" draw:display-name="Стили стрелок 188" svg:viewBox="0 0 20 20" svg:d="M0 20l10-20 10 20z"/>
    <draw:marker draw:name="Стили_20_стрелок_20_189" draw:display-name="Стили стрелок 189" svg:viewBox="0 0 20 20" svg:d="M0 20l10-20 10 20z"/>
    <draw:marker draw:name="Стили_20_стрелок_20_190" draw:display-name="Стили стрелок 190" svg:viewBox="0 0 20 20" svg:d="M0 20l10-20 10 20z"/>
    <draw:marker draw:name="Стили_20_стрелок_20_192" draw:display-name="Стили стрелок 192" svg:viewBox="0 0 20 20" svg:d="M0 20l10-20 10 20z"/>
    <draw:marker draw:name="Стили_20_стрелок_20_193" draw:display-name="Стили стрелок 193" svg:viewBox="0 0 20 20" svg:d="M0 20l10-20 10 20z"/>
    <draw:marker draw:name="Стили_20_стрелок_20_194" draw:display-name="Стили стрелок 194" svg:viewBox="0 0 20 20" svg:d="M0 20l10-20 10 20z"/>
    <draw:marker draw:name="Стили_20_стрелок_20_195" draw:display-name="Стили стрелок 195" svg:viewBox="0 0 20 20" svg:d="M0 20l10-20 10 20z"/>
    <draw:marker draw:name="Стили_20_стрелок_20_196" draw:display-name="Стили стрелок 196" svg:viewBox="0 0 20 20" svg:d="M0 20l10-20 10 20z"/>
    <draw:marker draw:name="Стили_20_стрелок_20_197" draw:display-name="Стили стрелок 197" svg:viewBox="0 0 20 20" svg:d="M0 20l10-20 10 20z"/>
    <draw:marker draw:name="Стили_20_стрелок_20_198" draw:display-name="Стили стрелок 198" svg:viewBox="0 0 20 20" svg:d="M0 20l10-20 10 20z"/>
    <draw:marker draw:name="Стили_20_стрелок_20_199" draw:display-name="Стили стрелок 199" svg:viewBox="0 0 20 20" svg:d="M0 20l10-20 10 20z"/>
    <draw:marker draw:name="Стили_20_стрелок_20_200" draw:display-name="Стили стрелок 200" svg:viewBox="0 0 20 20" svg:d="M0 20l10-20 10 20z"/>
    <draw:marker draw:name="Стили_20_стрелок_20_201" draw:display-name="Стили стрелок 201" svg:viewBox="0 0 20 20" svg:d="M0 20l10-20 10 20z"/>
    <draw:marker draw:name="Стили_20_стрелок_20_202" draw:display-name="Стили стрелок 202" svg:viewBox="0 0 20 20" svg:d="M0 20l10-20 10 20z"/>
    <draw:marker draw:name="Стили_20_стрелок_20_203" draw:display-name="Стили стрелок 203" svg:viewBox="0 0 20 20" svg:d="M0 20l10-20 10 20z"/>
    <draw:marker draw:name="Стили_20_стрелок_20_204" draw:display-name="Стили стрелок 20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5-07T17:27:16.206875218</dc:date>
    <meta:creation-date>2017-03-02T09:07:57Z</meta:creation-date>
    <meta:generator>LibreOffice/7.3.7.2$Linux_X86_64 LibreOffice_project/30$Build-2</meta:generator>
    <meta:editing-duration>PT1H7M16S</meta:editing-duration>
    <meta:editing-cycles>6</meta:editing-cycles>
    <meta:document-statistic meta:object-count="343"/>
  </office:meta>
</office:document-meta>
</file>